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19in"/>
    </style:style>
    <style:style style:name="co2" style:family="table-column">
      <style:table-column-properties fo:break-before="auto" style:column-width="2.9189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0.3598in"/>
    </style:style>
    <style:style style:name="co6" style:family="table-column">
      <style:table-column-properties fo:break-before="auto" style:column-width="0.840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252in" fo:break-before="auto" style:use-optimal-row-height="false"/>
    </style:style>
    <style:style style:name="ta1" style:family="table" style:master-page-name="PageStyle_5f_2013-2017">
      <style:table-properties table:display="true" style:writing-mode="lr-tb"/>
    </style:style>
    <style:style style:name="ta2" style:family="table" style:master-page-name="PageStyle_5f_2007-2012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Default" style:data-style-name="N0"/>
    <style:style style:name="ce2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9" style:family="table-cell" style:parent-style-name="Excel_20_Built-in_20_Normal" style:data-style-name="N8100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Excel_20_Built-in_20_Normal" style:data-style-name="N116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3-2017" table:style-name="ta1" table:print-ranges="'2013-2017'.A1:'2013-2017'.J52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2" office:value-type="string">
            <text:p>CTE Impact Estimates from RCTs and RDD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2013-2017 Cohort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tudent Outcomes</text:p>
          </table:table-cell>
          <table:table-cell table:style-name="ce3"/>
          <table:table-cell table:style-name="ce7"/>
          <table:table-cell table:style-name="ce8"/>
          <table:table-cell table:style-name="ce9" office:value-type="string">
            <text:p>CTE Group</text:p>
          </table:table-cell>
          <table:table-cell table:style-name="ce9"/>
          <table:table-cell table:style-name="ce11" office:value-type="string">
            <text:p>Control Group</text:p>
          </table:table-cell>
          <table:table-cell table:style-name="ce11"/>
          <table:table-cell table:style-name="ce11" office:value-type="string">
            <text:p>Estimated Impact</text:p>
          </table:table-cell>
          <table:table-cell table:style-name="ce11" office:value-type="string">
            <text:p>Star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CTE Dedicated High Schools, Non-Selective Programs</text:p>
          </table:table-cell>
          <table:table-cell table:style-name="ce5" table:number-columns-repeated="9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13_2015.xlsx'#$Contrast_D.B$8]" office:value-type="string" office:string-value="Assigned to CTE and Enrolled in Host High School">
            <text:p>Assigned to CTE and Enrolled in Host High School</text:p>
          </table:table-cell>
          <table:table-cell table:style-name="ce5" table:number-columns-repeated="2"/>
          <table:table-cell table:style-name="ce10" table:formula="of:=['file:///C:/Users/Leizel/Downloads/CTE_Impacts_by_Grade_RCT_2013_2015.xlsx'#$Contrast_D.E$8]" office:value-type="float" office:value="83.60781">
            <text:p>83.6</text:p>
          </table:table-cell>
          <table:table-cell table:style-name="ce10"/>
          <table:table-cell table:style-name="ce10" table:formula="of:=['file:///C:/Users/Leizel/Downloads/CTE_Impacts_by_Grade_RCT_2013_2015.xlsx'#$Contrast_D.G$8]" office:value-type="float" office:value="27.2508">
            <text:p>27.3</text:p>
          </table:table-cell>
          <table:table-cell table:style-name="ce10"/>
          <table:table-cell table:style-name="ce10" table:formula="of:=['file:///C:/Users/Leizel/Downloads/CTE_Impacts_by_Grade_RCT_2013_2015.xlsx'#$Contrast_D.I$8]" office:value-type="float" office:value="56.35701">
            <text:p>56.4</text:p>
          </table:table-cell>
          <table:table-cell table:style-name="ce5" table:formula="of:=['file:///C:/Users/Leizel/Downloads/CTE_Impacts_by_Grade_RCT_2013_2015.xlsx'#$Contrast_D.J$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13_2015.xlsx'#$Contrast_D.B$18]" office:value-type="string" office:string-value="More than 6 CTE Credits">
            <text:p>More than 6 CTE Credits</text:p>
          </table:table-cell>
          <table:table-cell table:style-name="ce5" table:number-columns-repeated="2"/>
          <table:table-cell table:style-name="ce10" table:formula="of:=['file:///C:/Users/Leizel/Downloads/CTE_Impacts_by_Grade_RCT_2013_2015.xlsx'#$Contrast_D.E$18]" office:value-type="float" office:value="59.97702">
            <text:p>60.0</text:p>
          </table:table-cell>
          <table:table-cell table:style-name="ce10"/>
          <table:table-cell table:style-name="ce10" table:formula="of:=['file:///C:/Users/Leizel/Downloads/CTE_Impacts_by_Grade_RCT_2013_2015.xlsx'#$Contrast_D.G$18]" office:value-type="float" office:value="22.74384">
            <text:p>22.7</text:p>
          </table:table-cell>
          <table:table-cell table:style-name="ce10"/>
          <table:table-cell table:style-name="ce10" table:formula="of:=['file:///C:/Users/Leizel/Downloads/CTE_Impacts_by_Grade_RCT_2013_2015.xlsx'#$Contrast_D.I$18]" office:value-type="float" office:value="37.23318">
            <text:p>37.2</text:p>
          </table:table-cell>
          <table:table-cell table:style-name="ce5" table:formula="of:=['file:///C:/Users/Leizel/Downloads/CTE_Impacts_by_Grade_RCT_2013_2015.xlsx'#$Contrast_D.J$1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13_2015.xlsx'#$Intermediate_D.B$15]" office:value-type="string" office:string-value="OnTrack for Regents Diploma (%)">
            <text:p>OnTrack for Regents Diploma (%)</text:p>
          </table:table-cell>
          <table:table-cell table:style-name="ce5" table:number-columns-repeated="2"/>
          <table:table-cell table:style-name="ce10" table:formula="of:=['file:///C:/Users/Leizel/Downloads/CTE_Impacts_by_Grade_RCT_2013_2015.xlsx'#$Intermediate_D.E$15]" office:value-type="float" office:value="65.68365">
            <text:p>65.7</text:p>
          </table:table-cell>
          <table:table-cell table:style-name="ce10"/>
          <table:table-cell table:style-name="ce10" table:formula="of:=['file:///C:/Users/Leizel/Downloads/CTE_Impacts_by_Grade_RCT_2013_2015.xlsx'#$Intermediate_D.G$15]" office:value-type="float" office:value="57.92093">
            <text:p>57.9</text:p>
          </table:table-cell>
          <table:table-cell table:style-name="ce10"/>
          <table:table-cell table:style-name="ce10" table:formula="of:=['file:///C:/Users/Leizel/Downloads/CTE_Impacts_by_Grade_RCT_2013_2015.xlsx'#$Intermediate_D.I$15]" office:value-type="float" office:value="7.76272">
            <text:p>7.8</text:p>
          </table:table-cell>
          <table:table-cell table:style-name="ce5" table:formula="of:=['file:///C:/Users/Leizel/Downloads/CTE_Impacts_by_Grade_RCT_2013_2015.xlsx'#$Intermediate_D.J$15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13_2015.xlsx'#$Outcome_D.B$24]" office:value-type="string" office:string-value="Credits Earned  (a)">
            <text:p>Credits Earned <text:s/>(a)</text:p>
          </table:table-cell>
          <table:table-cell table:style-name="ce5" table:number-columns-repeated="2"/>
          <table:table-cell table:style-name="ce10" table:number-columns-repeated="5"/>
          <table:table-cell table:style-name="ce5"/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13_2015.xlsx'#$Outcome_D.C$25]" office:value-type="string" office:string-value="CTE Credits">
            <text:p>CTE Credits</text:p>
          </table:table-cell>
          <table:table-cell table:style-name="ce5"/>
          <table:table-cell table:style-name="ce10" table:formula="of:=['file:///C:/Users/Leizel/Downloads/CTE_Impacts_by_Grade_RCT_2013_2015.xlsx'#$Outcome_D.E$25]" office:value-type="float" office:value="6.06274">
            <text:p>6.1</text:p>
          </table:table-cell>
          <table:table-cell table:style-name="ce10"/>
          <table:table-cell table:style-name="ce10" table:formula="of:=['file:///C:/Users/Leizel/Downloads/CTE_Impacts_by_Grade_RCT_2013_2015.xlsx'#$Outcome_D.G$25]" office:value-type="float" office:value="2.26993">
            <text:p>2.3</text:p>
          </table:table-cell>
          <table:table-cell table:style-name="ce10"/>
          <table:table-cell table:style-name="ce10" table:formula="of:=['file:///C:/Users/Leizel/Downloads/CTE_Impacts_by_Grade_RCT_2013_2015.xlsx'#$Outcome_D.I$25]" office:value-type="float" office:value="3.79281">
            <text:p>3.8</text:p>
          </table:table-cell>
          <table:table-cell table:style-name="ce5" table:formula="of:=['file:///C:/Users/Leizel/Downloads/CTE_Impacts_by_Grade_RCT_2013_2015.xlsx'#$Outcome_D.J$25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13_2015.xlsx'#$Outcome_D.C$26]" office:value-type="string" office:string-value="Academic Credits">
            <text:p>Academic Credits</text:p>
          </table:table-cell>
          <table:table-cell table:style-name="ce5"/>
          <table:table-cell table:style-name="ce10" table:formula="of:=['file:///C:/Users/Leizel/Downloads/CTE_Impacts_by_Grade_RCT_2013_2015.xlsx'#$Outcome_D.E$26]" office:value-type="float" office:value="28.5795">
            <text:p>28.6</text:p>
          </table:table-cell>
          <table:table-cell table:style-name="ce10"/>
          <table:table-cell table:style-name="ce10" table:formula="of:=['file:///C:/Users/Leizel/Downloads/CTE_Impacts_by_Grade_RCT_2013_2015.xlsx'#$Outcome_D.G$26]" office:value-type="float" office:value="30.23265">
            <text:p>30.2</text:p>
          </table:table-cell>
          <table:table-cell table:style-name="ce10"/>
          <table:table-cell table:style-name="ce10" table:formula="of:=['file:///C:/Users/Leizel/Downloads/CTE_Impacts_by_Grade_RCT_2013_2015.xlsx'#$Outcome_D.I$26]" office:value-type="float" office:value="-1.65315">
            <text:p>-1.7</text:p>
          </table:table-cell>
          <table:table-cell table:style-name="ce5" table:formula="of:=['file:///C:/Users/Leizel/Downloads/CTE_Impacts_by_Grade_RCT_2013_2015.xlsx'#$Outcome_D.J$26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13_2015.xlsx'#$Outcome_D.C$27]" office:value-type="string" office:string-value="Other Credits">
            <text:p>Other Credits</text:p>
          </table:table-cell>
          <table:table-cell table:style-name="ce5"/>
          <table:table-cell table:style-name="ce10" table:formula="of:=['file:///C:/Users/Leizel/Downloads/CTE_Impacts_by_Grade_RCT_2013_2015.xlsx'#$Outcome_D.E$27]" office:value-type="float" office:value="8.66659">
            <text:p>8.7</text:p>
          </table:table-cell>
          <table:table-cell table:style-name="ce10"/>
          <table:table-cell table:style-name="ce10" table:formula="of:=['file:///C:/Users/Leizel/Downloads/CTE_Impacts_by_Grade_RCT_2013_2015.xlsx'#$Outcome_D.G$27]" office:value-type="float" office:value="9.09574">
            <text:p>9.1</text:p>
          </table:table-cell>
          <table:table-cell table:style-name="ce10"/>
          <table:table-cell table:style-name="ce10" table:formula="of:=['file:///C:/Users/Leizel/Downloads/CTE_Impacts_by_Grade_RCT_2013_2015.xlsx'#$Outcome_D.I$27]" office:value-type="float" office:value="-0.42915">
            <text:p>-0.4</text:p>
          </table:table-cell>
          <table:table-cell table:style-name="ce5" table:formula="of:=['file:///C:/Users/Leizel/Downloads/CTE_Impacts_by_Grade_RCT_2013_2015.xlsx'#$Outcome_D.J$27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13_2015.xlsx'#$Outcome_D.C$28]" office:value-type="string" office:string-value="Total Credits">
            <text:p>Total Credits</text:p>
          </table:table-cell>
          <table:table-cell table:style-name="ce5"/>
          <table:table-cell table:style-name="ce10" table:formula="of:=['file:///C:/Users/Leizel/Downloads/CTE_Impacts_by_Grade_RCT_2013_2015.xlsx'#$Outcome_D.E$28]" office:value-type="float" office:value="43.30883">
            <text:p>43.3</text:p>
          </table:table-cell>
          <table:table-cell table:style-name="ce10"/>
          <table:table-cell table:style-name="ce10" table:formula="of:=['file:///C:/Users/Leizel/Downloads/CTE_Impacts_by_Grade_RCT_2013_2015.xlsx'#$Outcome_D.G$28]" office:value-type="float" office:value="41.59832">
            <text:p>41.6</text:p>
          </table:table-cell>
          <table:table-cell table:style-name="ce10"/>
          <table:table-cell table:style-name="ce10" table:formula="of:=['file:///C:/Users/Leizel/Downloads/CTE_Impacts_by_Grade_RCT_2013_2015.xlsx'#$Outcome_D.I$28]" office:value-type="float" office:value="1.7105">
            <text:p>1.7</text:p>
          </table:table-cell>
          <table:table-cell table:style-name="ce5" table:formula="of:=['file:///C:/Users/Leizel/Downloads/CTE_Impacts_by_Grade_RCT_2013_2015.xlsx'#$Outcome_D.J$2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string">
            <text:p>Regents Diploma</text:p>
          </table:table-cell>
          <table:table-cell table:style-name="ce5" table:number-columns-repeated="2"/>
          <table:table-cell table:style-name="ce10" table:formula="of:=['file:///C:/Users/Leizel/Downloads/CTE_Impacts_by_Grade_RCT_2013_2015.xlsx'#$Outcome_D.E$38]" office:value-type="float" office:value="75.53191">
            <text:p>75.5</text:p>
          </table:table-cell>
          <table:table-cell table:style-name="ce10"/>
          <table:table-cell table:style-name="ce10" table:formula="of:=['file:///C:/Users/Leizel/Downloads/CTE_Impacts_by_Grade_RCT_2013_2015.xlsx'#$Outcome_D.G$38]" office:value-type="float" office:value="74.84198">
            <text:p>74.8</text:p>
          </table:table-cell>
          <table:table-cell table:style-name="ce10"/>
          <table:table-cell table:style-name="ce10" table:formula="of:=['file:///C:/Users/Leizel/Downloads/CTE_Impacts_by_Grade_RCT_2013_2015.xlsx'#$Outcome_D.I$38]" office:value-type="float" office:value="0.68993">
            <text:p>0.7</text:p>
          </table:table-cell>
          <table:table-cell table:style-name="ce5" table:formula="of:=['file:///C:/Users/Leizel/Downloads/CTE_Impacts_by_Grade_RCT_2013_2015.xlsx'#$Outcome_D.J$38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style-name="ce6" table:number-columns-repeated="10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4" office:value-type="string">
            <text:p>CTE Programs in Academic High Schools, Non-Selective Programs</text:p>
          </table:table-cell>
          <table:table-cell table:style-name="ce5" table:number-columns-repeated="9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13_2015.xlsx'#$Contrast_D.B$8]" office:value-type="string" office:string-value="Assigned to CTE and Enrolled in Host High School">
            <text:p>Assigned to CTE and Enrolled in Host High School</text:p>
          </table:table-cell>
          <table:table-cell table:style-name="ce5" table:number-columns-repeated="2"/>
          <table:table-cell table:style-name="ce10" table:formula="of:=['file:///C:/Users/Leizel/Downloads/CTE_Impacts_by_Grade_RCT_2013_2015.xlsx'#$Contrast_A.E$8]" office:value-type="float" office:value="88.10732">
            <text:p>88.1</text:p>
          </table:table-cell>
          <table:table-cell table:style-name="ce10"/>
          <table:table-cell table:style-name="ce10" table:formula="of:=['file:///C:/Users/Leizel/Downloads/CTE_Impacts_by_Grade_RCT_2013_2015.xlsx'#$Contrast_A.G$8]" office:value-type="float" office:value="26.32957">
            <text:p>26.3</text:p>
          </table:table-cell>
          <table:table-cell table:style-name="ce10"/>
          <table:table-cell table:style-name="ce10" table:formula="of:=['file:///C:/Users/Leizel/Downloads/CTE_Impacts_by_Grade_RCT_2013_2015.xlsx'#$Contrast_A.I$8]" office:value-type="float" office:value="61.77775">
            <text:p>61.8</text:p>
          </table:table-cell>
          <table:table-cell table:style-name="ce5" table:formula="of:=['file:///C:/Users/Leizel/Downloads/CTE_Impacts_by_Grade_RCT_2013_2015.xlsx'#$Contrast_A.J$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13_2015.xlsx'#$Contrast_D.B$18]" office:value-type="string" office:string-value="More than 6 CTE Credits">
            <text:p>More than 6 CTE Credits</text:p>
          </table:table-cell>
          <table:table-cell table:style-name="ce5" table:number-columns-repeated="2"/>
          <table:table-cell table:style-name="ce10" table:formula="of:=['file:///C:/Users/Leizel/Downloads/CTE_Impacts_by_Grade_RCT_2013_2015.xlsx'#$Contrast_A.E$18]" office:value-type="float" office:value="24.54677">
            <text:p>24.5</text:p>
          </table:table-cell>
          <table:table-cell table:style-name="ce10"/>
          <table:table-cell table:style-name="ce10" table:formula="of:=['file:///C:/Users/Leizel/Downloads/CTE_Impacts_by_Grade_RCT_2013_2015.xlsx'#$Contrast_A.G$18]" office:value-type="float" office:value="16.13449">
            <text:p>16.1</text:p>
          </table:table-cell>
          <table:table-cell table:style-name="ce10"/>
          <table:table-cell table:style-name="ce10" table:formula="of:=['file:///C:/Users/Leizel/Downloads/CTE_Impacts_by_Grade_RCT_2013_2015.xlsx'#$Contrast_A.I$18]" office:value-type="float" office:value="8.41228">
            <text:p>8.4</text:p>
          </table:table-cell>
          <table:table-cell table:style-name="ce5" table:formula="of:=['file:///C:/Users/Leizel/Downloads/CTE_Impacts_by_Grade_RCT_2013_2015.xlsx'#$Contrast_A.J$1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13_2015.xlsx'#$Intermediate_D.B$15]" office:value-type="string" office:string-value="OnTrack for Regents Diploma (%)">
            <text:p>OnTrack for Regents Diploma (%)</text:p>
          </table:table-cell>
          <table:table-cell table:style-name="ce5" table:number-columns-repeated="2"/>
          <table:table-cell table:style-name="ce10" table:formula="of:=['file:///C:/Users/Leizel/Downloads/CTE_Impacts_by_Grade_RCT_2013_2015.xlsx'#$Intermediate_A.E$15]" office:value-type="float" office:value="60.15228">
            <text:p>60.2</text:p>
          </table:table-cell>
          <table:table-cell table:style-name="ce10"/>
          <table:table-cell table:style-name="ce10" table:formula="of:=['file:///C:/Users/Leizel/Downloads/CTE_Impacts_by_Grade_RCT_2013_2015.xlsx'#$Intermediate_A.G$15]" office:value-type="float" office:value="54.68244">
            <text:p>54.7</text:p>
          </table:table-cell>
          <table:table-cell table:style-name="ce10"/>
          <table:table-cell table:style-name="ce10" table:formula="of:=['file:///C:/Users/Leizel/Downloads/CTE_Impacts_by_Grade_RCT_2013_2015.xlsx'#$Intermediate_A.I$15]" office:value-type="float" office:value="5.46985">
            <text:p>5.5</text:p>
          </table:table-cell>
          <table:table-cell table:style-name="ce5" table:formula="of:=['file:///C:/Users/Leizel/Downloads/CTE_Impacts_by_Grade_RCT_2013_2015.xlsx'#$Intermediate_A.J$15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13_2015.xlsx'#$Outcome_D.B$24]" office:value-type="string" office:string-value="Credits Earned  (a)">
            <text:p>Credits Earned <text:s/>(a)</text:p>
          </table:table-cell>
          <table:table-cell table:style-name="ce5" table:number-columns-repeated="2"/>
          <table:table-cell table:style-name="ce10" table:number-columns-repeated="5"/>
          <table:table-cell table:style-name="ce5"/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13_2015.xlsx'#$Outcome_D.C$25]" office:value-type="string" office:string-value="CTE Credits">
            <text:p>CTE Credits</text:p>
          </table:table-cell>
          <table:table-cell table:style-name="ce5"/>
          <table:table-cell table:style-name="ce10" table:formula="of:=['file:///C:/Users/Leizel/Downloads/CTE_Impacts_by_Grade_RCT_2013_2015.xlsx'#$Outcome_A.E$25]" office:value-type="float" office:value="1.50419">
            <text:p>1.5</text:p>
          </table:table-cell>
          <table:table-cell table:style-name="ce10"/>
          <table:table-cell table:style-name="ce10" table:formula="of:=['file:///C:/Users/Leizel/Downloads/CTE_Impacts_by_Grade_RCT_2013_2015.xlsx'#$Outcome_A.G$25]" office:value-type="float" office:value="2.0461">
            <text:p>2.0</text:p>
          </table:table-cell>
          <table:table-cell table:style-name="ce10"/>
          <table:table-cell table:style-name="ce10" table:formula="of:=['file:///C:/Users/Leizel/Downloads/CTE_Impacts_by_Grade_RCT_2013_2015.xlsx'#$Outcome_A.I$25]" office:value-type="float" office:value="-0.54192">
            <text:p>-0.5</text:p>
          </table:table-cell>
          <table:table-cell table:style-name="ce5" table:formula="of:=['file:///C:/Users/Leizel/Downloads/CTE_Impacts_by_Grade_RCT_2013_2015.xlsx'#$Outcome_A.J$2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13_2015.xlsx'#$Outcome_D.C$26]" office:value-type="string" office:string-value="Academic Credits">
            <text:p>Academic Credits</text:p>
          </table:table-cell>
          <table:table-cell table:style-name="ce5"/>
          <table:table-cell table:style-name="ce10" table:formula="of:=['file:///C:/Users/Leizel/Downloads/CTE_Impacts_by_Grade_RCT_2013_2015.xlsx'#$Outcome_A.E$26]" office:value-type="float" office:value="32.07229">
            <text:p>32.1</text:p>
          </table:table-cell>
          <table:table-cell table:style-name="ce10"/>
          <table:table-cell table:style-name="ce10" table:formula="of:=['file:///C:/Users/Leizel/Downloads/CTE_Impacts_by_Grade_RCT_2013_2015.xlsx'#$Outcome_A.G$26]" office:value-type="float" office:value="31.17569">
            <text:p>31.2</text:p>
          </table:table-cell>
          <table:table-cell table:style-name="ce10"/>
          <table:table-cell table:style-name="ce10" table:formula="of:=['file:///C:/Users/Leizel/Downloads/CTE_Impacts_by_Grade_RCT_2013_2015.xlsx'#$Outcome_A.I$26]" office:value-type="float" office:value="0.8966">
            <text:p>0.9</text:p>
          </table:table-cell>
          <table:table-cell table:style-name="ce5" table:formula="of:=['file:///C:/Users/Leizel/Downloads/CTE_Impacts_by_Grade_RCT_2013_2015.xlsx'#$Outcome_A.J$26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13_2015.xlsx'#$Outcome_D.C$27]" office:value-type="string" office:string-value="Other Credits">
            <text:p>Other Credits</text:p>
          </table:table-cell>
          <table:table-cell table:style-name="ce5"/>
          <table:table-cell table:style-name="ce10" table:formula="of:=['file:///C:/Users/Leizel/Downloads/CTE_Impacts_by_Grade_RCT_2013_2015.xlsx'#$Outcome_A.E$27]" office:value-type="float" office:value="7.8569">
            <text:p>7.9</text:p>
          </table:table-cell>
          <table:table-cell table:style-name="ce10"/>
          <table:table-cell table:style-name="ce10" table:formula="of:=['file:///C:/Users/Leizel/Downloads/CTE_Impacts_by_Grade_RCT_2013_2015.xlsx'#$Outcome_A.G$27]" office:value-type="float" office:value="8.50738">
            <text:p>8.5</text:p>
          </table:table-cell>
          <table:table-cell table:style-name="ce10"/>
          <table:table-cell table:style-name="ce10" table:formula="of:=['file:///C:/Users/Leizel/Downloads/CTE_Impacts_by_Grade_RCT_2013_2015.xlsx'#$Outcome_A.I$27]" office:value-type="float" office:value="-0.65048">
            <text:p>-0.7</text:p>
          </table:table-cell>
          <table:table-cell table:style-name="ce5" table:formula="of:=['file:///C:/Users/Leizel/Downloads/CTE_Impacts_by_Grade_RCT_2013_2015.xlsx'#$Outcome_A.J$27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13_2015.xlsx'#$Outcome_D.C$28]" office:value-type="string" office:string-value="Total Credits">
            <text:p>Total Credits</text:p>
          </table:table-cell>
          <table:table-cell table:style-name="ce5"/>
          <table:table-cell table:style-name="ce10" table:formula="of:=['file:///C:/Users/Leizel/Downloads/CTE_Impacts_by_Grade_RCT_2013_2015.xlsx'#$Outcome_A.E$28]" office:value-type="float" office:value="41.43337">
            <text:p>41.4</text:p>
          </table:table-cell>
          <table:table-cell table:style-name="ce10"/>
          <table:table-cell table:style-name="ce10" table:formula="of:=['file:///C:/Users/Leizel/Downloads/CTE_Impacts_by_Grade_RCT_2013_2015.xlsx'#$Outcome_A.G$28]" office:value-type="float" office:value="41.72917">
            <text:p>41.7</text:p>
          </table:table-cell>
          <table:table-cell table:style-name="ce10"/>
          <table:table-cell table:style-name="ce10" table:formula="of:=['file:///C:/Users/Leizel/Downloads/CTE_Impacts_by_Grade_RCT_2013_2015.xlsx'#$Outcome_A.I$28]" office:value-type="float" office:value="-0.2958">
            <text:p>-0.3</text:p>
          </table:table-cell>
          <table:table-cell table:style-name="ce5" table:formula="of:=['file:///C:/Users/Leizel/Downloads/CTE_Impacts_by_Grade_RCT_2013_2015.xlsx'#$Outcome_A.J$2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string">
            <text:p>Regents Diploma</text:p>
          </table:table-cell>
          <table:table-cell table:style-name="ce5" table:number-columns-repeated="2"/>
          <table:table-cell table:style-name="ce10" table:formula="of:=['file:///C:/Users/Leizel/Downloads/CTE_Impacts_by_Grade_RCT_2013_2015.xlsx'#$Outcome_A.E$38]" office:value-type="float" office:value="72.748">
            <text:p>72.7</text:p>
          </table:table-cell>
          <table:table-cell table:style-name="ce10"/>
          <table:table-cell table:style-name="ce10" table:formula="of:=['file:///C:/Users/Leizel/Downloads/CTE_Impacts_by_Grade_RCT_2013_2015.xlsx'#$Outcome_A.G$38]" office:value-type="float" office:value="71.50203">
            <text:p>71.5</text:p>
          </table:table-cell>
          <table:table-cell table:style-name="ce10"/>
          <table:table-cell table:style-name="ce10" table:formula="of:=['file:///C:/Users/Leizel/Downloads/CTE_Impacts_by_Grade_RCT_2013_2015.xlsx'#$Outcome_A.I$38]" office:value-type="float" office:value="1.24597">
            <text:p>1.2</text:p>
          </table:table-cell>
          <table:table-cell table:style-name="ce5" table:formula="of:=['file:///C:/Users/Leizel/Downloads/CTE_Impacts_by_Grade_RCT_2013_2015.xlsx'#$Outcome_A.J$38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style-name="ce6" table:number-columns-repeated="10"/>
          <table:table-cell table:number-columns-repeated="1014"/>
        </table:table-row>
        <table:table-row table:style-name="ro3">
          <table:table-cell table:style-name="ce4" office:value-type="string">
            <text:p>CTE Dedicated High Schools, Selective Programs</text:p>
          </table:table-cell>
          <table:table-cell table:style-name="ce5" table:number-columns-repeated="9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13_2015.xlsx'#$Contrast_D.B$8]" office:value-type="string" office:string-value="Assigned to CTE and Enrolled in Host High School">
            <text:p>Assigned to CTE and Enrolled in Host High School</text:p>
          </table:table-cell>
          <table:table-cell table:style-name="ce5" table:number-columns-repeated="2"/>
          <table:table-cell table:style-name="ce10" table:formula="of:=['file:///C:/Users/Leizel/Downloads/CTE_Impacts_by_Grade_RDD_2013_2015.xlsx'#$Contrast_D.E$8]" office:value-type="float" office:value="89.52033">
            <text:p>89.5</text:p>
          </table:table-cell>
          <table:table-cell table:style-name="ce10"/>
          <table:table-cell table:style-name="ce10" table:formula="of:=['file:///C:/Users/Leizel/Downloads/CTE_Impacts_by_Grade_RDD_2013_2015.xlsx'#$Contrast_D.G$8]" office:value-type="float" office:value="50.87524">
            <text:p>50.9</text:p>
          </table:table-cell>
          <table:table-cell table:style-name="ce10"/>
          <table:table-cell table:style-name="ce10" table:formula="of:=['file:///C:/Users/Leizel/Downloads/CTE_Impacts_by_Grade_RDD_2013_2015.xlsx'#$Contrast_D.I$8]" office:value-type="float" office:value="38.6451">
            <text:p>38.6</text:p>
          </table:table-cell>
          <table:table-cell table:style-name="ce5" table:formula="of:=['file:///C:/Users/Leizel/Downloads/CTE_Impacts_by_Grade_RDD_2013_2015.xlsx'#$Contrast_D.J$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13_2015.xlsx'#$Contrast_D.B$18]" office:value-type="string" office:string-value="More than 6 CTE Credits">
            <text:p>More than 6 CTE Credits</text:p>
          </table:table-cell>
          <table:table-cell table:style-name="ce5" table:number-columns-repeated="2"/>
          <table:table-cell table:style-name="ce10" table:formula="of:=['file:///C:/Users/Leizel/Downloads/CTE_Impacts_by_Grade_RDD_2013_2015.xlsx'#$Contrast_D.E$18]" office:value-type="float" office:value="77.05944">
            <text:p>77.1</text:p>
          </table:table-cell>
          <table:table-cell table:style-name="ce10"/>
          <table:table-cell table:style-name="ce10" table:formula="of:=['file:///C:/Users/Leizel/Downloads/CTE_Impacts_by_Grade_RDD_2013_2015.xlsx'#$Contrast_D.G$18]" office:value-type="float" office:value="47.48254">
            <text:p>47.5</text:p>
          </table:table-cell>
          <table:table-cell table:style-name="ce10"/>
          <table:table-cell table:style-name="ce10" table:formula="of:=['file:///C:/Users/Leizel/Downloads/CTE_Impacts_by_Grade_RDD_2013_2015.xlsx'#$Contrast_D.I$18]" office:value-type="float" office:value="29.5769">
            <text:p>29.6</text:p>
          </table:table-cell>
          <table:table-cell table:style-name="ce5" table:formula="of:=['file:///C:/Users/Leizel/Downloads/CTE_Impacts_by_Grade_RDD_2013_2015.xlsx'#$Contrast_D.J$1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13_2015.xlsx'#$Intermediate_D.B$15]" office:value-type="string" office:string-value="OnTrack for Regents Diploma (%)">
            <text:p>OnTrack for Regents Diploma (%)</text:p>
          </table:table-cell>
          <table:table-cell table:style-name="ce5" table:number-columns-repeated="2"/>
          <table:table-cell table:style-name="ce10" table:formula="of:=['file:///C:/Users/Leizel/Downloads/CTE_Impacts_by_Grade_RDD_2013_2015.xlsx'#$Intermediate_D.E$15]" office:value-type="float" office:value="85.97497">
            <text:p>86.0</text:p>
          </table:table-cell>
          <table:table-cell table:style-name="ce10"/>
          <table:table-cell table:style-name="ce10" table:formula="of:=['file:///C:/Users/Leizel/Downloads/CTE_Impacts_by_Grade_RDD_2013_2015.xlsx'#$Intermediate_D.G$15]" office:value-type="float" office:value="82.53607">
            <text:p>82.5</text:p>
          </table:table-cell>
          <table:table-cell table:style-name="ce10"/>
          <table:table-cell table:style-name="ce10" table:formula="of:=['file:///C:/Users/Leizel/Downloads/CTE_Impacts_by_Grade_RDD_2013_2015.xlsx'#$Intermediate_D.I$15]" office:value-type="float" office:value="3.4389">
            <text:p>3.4</text:p>
          </table:table-cell>
          <table:table-cell table:style-name="ce5" table:formula="of:=['file:///C:/Users/Leizel/Downloads/CTE_Impacts_by_Grade_RDD_2013_2015.xlsx'#$Intermediate_D.J$1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13_2015.xlsx'#$Outcome_D.B$24]" office:value-type="string" office:string-value="Credits Earned  (a)">
            <text:p>Credits Earned <text:s/>(a)</text:p>
          </table:table-cell>
          <table:table-cell table:style-name="ce5" table:number-columns-repeated="2"/>
          <table:table-cell table:style-name="ce10" table:number-columns-repeated="5"/>
          <table:table-cell table:style-name="ce5"/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13_2015.xlsx'#$Outcome_D.C$25]" office:value-type="string" office:string-value="CTE Credits">
            <text:p>CTE Credits</text:p>
          </table:table-cell>
          <table:table-cell table:style-name="ce5"/>
          <table:table-cell table:style-name="ce10" table:formula="of:=['file:///C:/Users/Leizel/Downloads/CTE_Impacts_by_Grade_RDD_2013_2015.xlsx'#$Outcome_D.E$25]" office:value-type="float" office:value="11.83086">
            <text:p>11.8</text:p>
          </table:table-cell>
          <table:table-cell table:style-name="ce10"/>
          <table:table-cell table:style-name="ce10" table:formula="of:=['file:///C:/Users/Leizel/Downloads/CTE_Impacts_by_Grade_RDD_2013_2015.xlsx'#$Outcome_D.G$25]" office:value-type="float" office:value="6.5282">
            <text:p>6.5</text:p>
          </table:table-cell>
          <table:table-cell table:style-name="ce10"/>
          <table:table-cell table:style-name="ce10" table:formula="of:=['file:///C:/Users/Leizel/Downloads/CTE_Impacts_by_Grade_RDD_2013_2015.xlsx'#$Outcome_D.I$25]" office:value-type="float" office:value="5.30267">
            <text:p>5.3</text:p>
          </table:table-cell>
          <table:table-cell table:style-name="ce5" table:formula="of:=['file:///C:/Users/Leizel/Downloads/CTE_Impacts_by_Grade_RDD_2013_2015.xlsx'#$Outcome_D.J$25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13_2015.xlsx'#$Outcome_D.C$26]" office:value-type="string" office:string-value="Academic Credits">
            <text:p>Academic Credits</text:p>
          </table:table-cell>
          <table:table-cell table:style-name="ce5"/>
          <table:table-cell table:style-name="ce10" table:formula="of:=['file:///C:/Users/Leizel/Downloads/CTE_Impacts_by_Grade_RDD_2013_2015.xlsx'#$Outcome_D.E$26]" office:value-type="float" office:value="32.40175">
            <text:p>32.4</text:p>
          </table:table-cell>
          <table:table-cell table:style-name="ce10"/>
          <table:table-cell table:style-name="ce10" table:formula="of:=['file:///C:/Users/Leizel/Downloads/CTE_Impacts_by_Grade_RDD_2013_2015.xlsx'#$Outcome_D.G$26]" office:value-type="float" office:value="35.09425">
            <text:p>35.1</text:p>
          </table:table-cell>
          <table:table-cell table:style-name="ce10"/>
          <table:table-cell table:style-name="ce10" table:formula="of:=['file:///C:/Users/Leizel/Downloads/CTE_Impacts_by_Grade_RDD_2013_2015.xlsx'#$Outcome_D.I$26]" office:value-type="float" office:value="-2.6925">
            <text:p>-2.7</text:p>
          </table:table-cell>
          <table:table-cell table:style-name="ce5" table:formula="of:=['file:///C:/Users/Leizel/Downloads/CTE_Impacts_by_Grade_RDD_2013_2015.xlsx'#$Outcome_D.J$26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13_2015.xlsx'#$Outcome_D.C$27]" office:value-type="string" office:string-value="Other Credits">
            <text:p>Other Credits</text:p>
          </table:table-cell>
          <table:table-cell table:style-name="ce5"/>
          <table:table-cell table:style-name="ce10" table:formula="of:=['file:///C:/Users/Leizel/Downloads/CTE_Impacts_by_Grade_RDD_2013_2015.xlsx'#$Outcome_D.E$27]" office:value-type="float" office:value="8.47386">
            <text:p>8.5</text:p>
          </table:table-cell>
          <table:table-cell table:style-name="ce10"/>
          <table:table-cell table:style-name="ce10" table:formula="of:=['file:///C:/Users/Leizel/Downloads/CTE_Impacts_by_Grade_RDD_2013_2015.xlsx'#$Outcome_D.G$27]" office:value-type="float" office:value="9.17798">
            <text:p>9.2</text:p>
          </table:table-cell>
          <table:table-cell table:style-name="ce10"/>
          <table:table-cell table:style-name="ce10" table:formula="of:=['file:///C:/Users/Leizel/Downloads/CTE_Impacts_by_Grade_RDD_2013_2015.xlsx'#$Outcome_D.I$27]" office:value-type="float" office:value="-0.70412">
            <text:p>-0.7</text:p>
          </table:table-cell>
          <table:table-cell table:style-name="ce5" table:formula="of:=['file:///C:/Users/Leizel/Downloads/CTE_Impacts_by_Grade_RDD_2013_2015.xlsx'#$Outcome_D.J$27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13_2015.xlsx'#$Outcome_D.C$28]" office:value-type="string" office:string-value="Total Credits">
            <text:p>Total Credits</text:p>
          </table:table-cell>
          <table:table-cell table:style-name="ce5"/>
          <table:table-cell table:style-name="ce10" table:formula="of:=['file:///C:/Users/Leizel/Downloads/CTE_Impacts_by_Grade_RDD_2013_2015.xlsx'#$Outcome_D.E$28]" office:value-type="float" office:value="52.70647">
            <text:p>52.7</text:p>
          </table:table-cell>
          <table:table-cell table:style-name="ce10"/>
          <table:table-cell table:style-name="ce10" table:formula="of:=['file:///C:/Users/Leizel/Downloads/CTE_Impacts_by_Grade_RDD_2013_2015.xlsx'#$Outcome_D.G$28]" office:value-type="float" office:value="50.80043">
            <text:p>50.8</text:p>
          </table:table-cell>
          <table:table-cell table:style-name="ce10"/>
          <table:table-cell table:style-name="ce10" table:formula="of:=['file:///C:/Users/Leizel/Downloads/CTE_Impacts_by_Grade_RDD_2013_2015.xlsx'#$Outcome_D.I$28]" office:value-type="float" office:value="1.90605">
            <text:p>1.9</text:p>
          </table:table-cell>
          <table:table-cell table:style-name="ce5" table:formula="of:=['file:///C:/Users/Leizel/Downloads/CTE_Impacts_by_Grade_RDD_2013_2015.xlsx'#$Outcome_D.J$2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string">
            <text:p>Regents Diploma</text:p>
          </table:table-cell>
          <table:table-cell table:style-name="ce5" table:number-columns-repeated="2"/>
          <table:table-cell table:style-name="ce10" table:formula="of:=['file:///C:/Users/Leizel/Downloads/CTE_Impacts_by_Grade_RDD_2013_2015.xlsx'#$Outcome_D.E$37]" office:value-type="float" office:value="91.99346">
            <text:p>92.0</text:p>
          </table:table-cell>
          <table:table-cell table:style-name="ce10"/>
          <table:table-cell table:style-name="ce10" table:formula="of:=['file:///C:/Users/Leizel/Downloads/CTE_Impacts_by_Grade_RDD_2013_2015.xlsx'#$Outcome_D.G$37]" office:value-type="float" office:value="96.16828">
            <text:p>96.2</text:p>
          </table:table-cell>
          <table:table-cell table:style-name="ce10"/>
          <table:table-cell table:style-name="ce10" table:formula="of:=['file:///C:/Users/Leizel/Downloads/CTE_Impacts_by_Grade_RDD_2013_2015.xlsx'#$Outcome_D.I$37]" office:value-type="float" office:value="-4.17482">
            <text:p>-4.2</text:p>
          </table:table-cell>
          <table:table-cell table:style-name="ce5" table:formula="of:=['file:///C:/Users/Leizel/Downloads/CTE_Impacts_by_Grade_RDD_2013_2015.xlsx'#$Outcome_D.J$37]" office:value-type="string" office:string-value="*">
            <text:p>*</text:p>
          </table:table-cell>
          <table:table-cell table:number-columns-repeated="1014"/>
        </table:table-row>
        <table:table-row table:style-name="ro4">
          <table:table-cell table:style-name="ce6" table:number-columns-repeated="10"/>
          <table:table-cell table:number-columns-repeated="1014"/>
        </table:table-row>
        <table:table-row table:style-name="ro3">
          <table:table-cell table:style-name="ce4" office:value-type="string">
            <text:p>CTE Programs in Academic High Schools, Selective Programs</text:p>
          </table:table-cell>
          <table:table-cell table:style-name="ce5" table:number-columns-repeated="9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13_2015.xlsx'#$Contrast_A.B$8]" office:value-type="string" office:string-value="Assigned to CTE and Enrolled in Host High School">
            <text:p>Assigned to CTE and Enrolled in Host High School</text:p>
          </table:table-cell>
          <table:table-cell table:style-name="ce5" table:number-columns-repeated="2"/>
          <table:table-cell table:style-name="ce10" table:formula="of:=['file:///C:/Users/Leizel/Downloads/CTE_Impacts_by_Grade_RDD_2013_2015.xlsx'#$Contrast_A.E$8]" office:value-type="float" office:value="77.81437">
            <text:p>77.8</text:p>
          </table:table-cell>
          <table:table-cell table:style-name="ce10"/>
          <table:table-cell table:style-name="ce10" table:formula="of:=['file:///C:/Users/Leizel/Downloads/CTE_Impacts_by_Grade_RDD_2013_2015.xlsx'#$Contrast_A.G$8]" office:value-type="float" office:value="40.17593">
            <text:p>40.2</text:p>
          </table:table-cell>
          <table:table-cell table:style-name="ce10"/>
          <table:table-cell table:style-name="ce10" table:formula="of:=['file:///C:/Users/Leizel/Downloads/CTE_Impacts_by_Grade_RDD_2013_2015.xlsx'#$Contrast_A.I$8]" office:value-type="float" office:value="37.63844">
            <text:p>37.6</text:p>
          </table:table-cell>
          <table:table-cell table:style-name="ce5" table:formula="of:=['file:///C:/Users/Leizel/Downloads/CTE_Impacts_by_Grade_RDD_2013_2015.xlsx'#$Contrast_A.J$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13_2015.xlsx'#$Contrast_A.B$18]" office:value-type="string" office:string-value="More than 6 CTE Credits">
            <text:p>More than 6 CTE Credits</text:p>
          </table:table-cell>
          <table:table-cell table:style-name="ce5" table:number-columns-repeated="2"/>
          <table:table-cell table:style-name="ce10" table:formula="of:=['file:///C:/Users/Leizel/Downloads/CTE_Impacts_by_Grade_RDD_2013_2015.xlsx'#$Contrast_A.E$18]" office:value-type="float" office:value="25.20958">
            <text:p>25.2</text:p>
          </table:table-cell>
          <table:table-cell table:style-name="ce10"/>
          <table:table-cell table:style-name="ce10" table:formula="of:=['file:///C:/Users/Leizel/Downloads/CTE_Impacts_by_Grade_RDD_2013_2015.xlsx'#$Contrast_A.G$18]" office:value-type="float" office:value="21.62381">
            <text:p>21.6</text:p>
          </table:table-cell>
          <table:table-cell table:style-name="ce10"/>
          <table:table-cell table:style-name="ce10" table:formula="of:=['file:///C:/Users/Leizel/Downloads/CTE_Impacts_by_Grade_RDD_2013_2015.xlsx'#$Contrast_A.I$18]" office:value-type="float" office:value="3.58577">
            <text:p>3.6</text:p>
          </table:table-cell>
          <table:table-cell table:style-name="ce5" table:formula="of:=['file:///C:/Users/Leizel/Downloads/CTE_Impacts_by_Grade_RDD_2013_2015.xlsx'#$Contrast_A.J$1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13_2015.xlsx'#$Intermediate_A.B$15]" office:value-type="string" office:string-value="OnTrack for Regents Diploma (%)">
            <text:p>OnTrack for Regents Diploma (%)</text:p>
          </table:table-cell>
          <table:table-cell table:style-name="ce5" table:number-columns-repeated="2"/>
          <table:table-cell table:style-name="ce10" table:formula="of:=['file:///C:/Users/Leizel/Downloads/CTE_Impacts_by_Grade_RDD_2013_2015.xlsx'#$Intermediate_A.E$15]" office:value-type="float" office:value="82.63473">
            <text:p>82.6</text:p>
          </table:table-cell>
          <table:table-cell table:style-name="ce10"/>
          <table:table-cell table:style-name="ce10" table:formula="of:=['file:///C:/Users/Leizel/Downloads/CTE_Impacts_by_Grade_RDD_2013_2015.xlsx'#$Intermediate_A.G$15]" office:value-type="float" office:value="77.85124">
            <text:p>77.9</text:p>
          </table:table-cell>
          <table:table-cell table:style-name="ce10"/>
          <table:table-cell table:style-name="ce10" table:formula="of:=['file:///C:/Users/Leizel/Downloads/CTE_Impacts_by_Grade_RDD_2013_2015.xlsx'#$Intermediate_A.I$15]" office:value-type="float" office:value="4.78349">
            <text:p>4.8</text:p>
          </table:table-cell>
          <table:table-cell table:style-name="ce5" table:formula="of:=['file:///C:/Users/Leizel/Downloads/CTE_Impacts_by_Grade_RDD_2013_2015.xlsx'#$Intermediate_A.J$15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13_2015.xlsx'#$Outcome_A.B$24]" office:value-type="string" office:string-value="Credits Earned  (a)">
            <text:p>Credits Earned <text:s/>(a)</text:p>
          </table:table-cell>
          <table:table-cell table:style-name="ce5" table:number-columns-repeated="2"/>
          <table:table-cell table:style-name="ce10" table:number-columns-repeated="5"/>
          <table:table-cell table:style-name="ce5"/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13_2015.xlsx'#$Outcome_A.C$25]" office:value-type="string" office:string-value="CTE Credits">
            <text:p>CTE Credits</text:p>
          </table:table-cell>
          <table:table-cell table:style-name="ce5"/>
          <table:table-cell table:style-name="ce10" table:formula="of:=['file:///C:/Users/Leizel/Downloads/CTE_Impacts_by_Grade_RDD_2013_2015.xlsx'#$Outcome_A.E$25]" office:value-type="float" office:value="2.09383">
            <text:p>2.1</text:p>
          </table:table-cell>
          <table:table-cell table:style-name="ce10"/>
          <table:table-cell table:style-name="ce10" table:formula="of:=['file:///C:/Users/Leizel/Downloads/CTE_Impacts_by_Grade_RDD_2013_2015.xlsx'#$Outcome_A.G$25]" office:value-type="float" office:value="2.07098">
            <text:p>2.1</text:p>
          </table:table-cell>
          <table:table-cell table:style-name="ce10"/>
          <table:table-cell table:style-name="ce10" table:formula="of:=['file:///C:/Users/Leizel/Downloads/CTE_Impacts_by_Grade_RDD_2013_2015.xlsx'#$Outcome_A.I$25]" office:value-type="float" office:value="0.02285">
            <text:p>0.0</text:p>
          </table:table-cell>
          <table:table-cell table:style-name="ce5" table:formula="of:=['file:///C:/Users/Leizel/Downloads/CTE_Impacts_by_Grade_RDD_2013_2015.xlsx'#$Outcome_A.J$2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13_2015.xlsx'#$Outcome_A.C$26]" office:value-type="string" office:string-value="Academic Credits">
            <text:p>Academic Credits</text:p>
          </table:table-cell>
          <table:table-cell table:style-name="ce5"/>
          <table:table-cell table:style-name="ce10" table:formula="of:=['file:///C:/Users/Leizel/Downloads/CTE_Impacts_by_Grade_RDD_2013_2015.xlsx'#$Outcome_A.E$26]" office:value-type="float" office:value="37.8022">
            <text:p>37.8</text:p>
          </table:table-cell>
          <table:table-cell table:style-name="ce10"/>
          <table:table-cell table:style-name="ce10" table:formula="of:=['file:///C:/Users/Leizel/Downloads/CTE_Impacts_by_Grade_RDD_2013_2015.xlsx'#$Outcome_A.G$26]" office:value-type="float" office:value="37.74791">
            <text:p>37.7</text:p>
          </table:table-cell>
          <table:table-cell table:style-name="ce10"/>
          <table:table-cell table:style-name="ce10" table:formula="of:=['file:///C:/Users/Leizel/Downloads/CTE_Impacts_by_Grade_RDD_2013_2015.xlsx'#$Outcome_A.I$26]" office:value-type="float" office:value="0.05428">
            <text:p>0.1</text:p>
          </table:table-cell>
          <table:table-cell table:style-name="ce5" table:formula="of:=['file:///C:/Users/Leizel/Downloads/CTE_Impacts_by_Grade_RDD_2013_2015.xlsx'#$Outcome_A.J$26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13_2015.xlsx'#$Outcome_A.C$27]" office:value-type="string" office:string-value="Other Credits">
            <text:p>Other Credits</text:p>
          </table:table-cell>
          <table:table-cell table:style-name="ce5"/>
          <table:table-cell table:style-name="ce10" table:formula="of:=['file:///C:/Users/Leizel/Downloads/CTE_Impacts_by_Grade_RDD_2013_2015.xlsx'#$Outcome_A.E$27]" office:value-type="float" office:value="8.29164">
            <text:p>8.3</text:p>
          </table:table-cell>
          <table:table-cell table:style-name="ce10"/>
          <table:table-cell table:style-name="ce10" table:formula="of:=['file:///C:/Users/Leizel/Downloads/CTE_Impacts_by_Grade_RDD_2013_2015.xlsx'#$Outcome_A.G$27]" office:value-type="float" office:value="8.67166">
            <text:p>8.7</text:p>
          </table:table-cell>
          <table:table-cell table:style-name="ce10"/>
          <table:table-cell table:style-name="ce10" table:formula="of:=['file:///C:/Users/Leizel/Downloads/CTE_Impacts_by_Grade_RDD_2013_2015.xlsx'#$Outcome_A.I$27]" office:value-type="float" office:value="-0.38002">
            <text:p>-0.4</text:p>
          </table:table-cell>
          <table:table-cell table:style-name="ce5" table:formula="of:=['file:///C:/Users/Leizel/Downloads/CTE_Impacts_by_Grade_RDD_2013_2015.xlsx'#$Outcome_A.J$27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13_2015.xlsx'#$Outcome_A.C$28]" office:value-type="string" office:string-value="Total Credits">
            <text:p>Total Credits</text:p>
          </table:table-cell>
          <table:table-cell table:style-name="ce5"/>
          <table:table-cell table:style-name="ce10" table:formula="of:=['file:///C:/Users/Leizel/Downloads/CTE_Impacts_by_Grade_RDD_2013_2015.xlsx'#$Outcome_A.E$28]" office:value-type="float" office:value="48.18767">
            <text:p>48.2</text:p>
          </table:table-cell>
          <table:table-cell table:style-name="ce10"/>
          <table:table-cell table:style-name="ce10" table:formula="of:=['file:///C:/Users/Leizel/Downloads/CTE_Impacts_by_Grade_RDD_2013_2015.xlsx'#$Outcome_A.G$28]" office:value-type="float" office:value="48.49056">
            <text:p>48.5</text:p>
          </table:table-cell>
          <table:table-cell table:style-name="ce10"/>
          <table:table-cell table:style-name="ce10" table:formula="of:=['file:///C:/Users/Leizel/Downloads/CTE_Impacts_by_Grade_RDD_2013_2015.xlsx'#$Outcome_A.I$28]" office:value-type="float" office:value="-0.30289">
            <text:p>-0.3</text:p>
          </table:table-cell>
          <table:table-cell table:style-name="ce5" table:formula="of:=['file:///C:/Users/Leizel/Downloads/CTE_Impacts_by_Grade_RDD_2013_2015.xlsx'#$Outcome_A.J$2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string">
            <text:p>Regents Diploma</text:p>
          </table:table-cell>
          <table:table-cell table:style-name="ce5" table:number-columns-repeated="2"/>
          <table:table-cell table:style-name="ce10" table:formula="of:=['file:///C:/Users/Leizel/Downloads/CTE_Impacts_by_Grade_RDD_2013_2015.xlsx'#$Outcome_A.E$37]" office:value-type="float" office:value="92.79231">
            <text:p>92.8</text:p>
          </table:table-cell>
          <table:table-cell table:style-name="ce10"/>
          <table:table-cell table:style-name="ce10" table:formula="of:=['file:///C:/Users/Leizel/Downloads/CTE_Impacts_by_Grade_RDD_2013_2015.xlsx'#$Outcome_A.G$37]" office:value-type="float" office:value="92.95783">
            <text:p>93.0</text:p>
          </table:table-cell>
          <table:table-cell table:style-name="ce10"/>
          <table:table-cell table:style-name="ce10" table:formula="of:=['file:///C:/Users/Leizel/Downloads/CTE_Impacts_by_Grade_RDD_2013_2015.xlsx'#$Outcome_A.I$37]" office:value-type="float" office:value="-0.16552">
            <text:p>-0.2</text:p>
          </table:table-cell>
          <table:table-cell table:style-name="ce5" table:formula="of:=['file:///C:/Users/Leizel/Downloads/CTE_Impacts_by_Grade_RDD_2013_2015.xlsx'#$Outcome_A.J$37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style-name="ce6" table:number-columns-repeated="10"/>
          <table:table-cell table:number-columns-repeated="1014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2013-2017'.$A$1" table:cell-range-address="$'2013-2017'.$A$1:.$J$52" table:range-usable-as="print-range"/>
        </table:named-expressions>
      </table:table>
      <table:table table:name="2007-2012" table:style-name="ta2" table:print-ranges="'2007-2012'.A1:'2007-2012'.J52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2" office:value-type="string">
            <text:p>CTE Impact Estimates from RCTs and RDD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2007-2012 Cohort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tudent Outcomes</text:p>
          </table:table-cell>
          <table:table-cell table:style-name="ce3"/>
          <table:table-cell table:style-name="ce7"/>
          <table:table-cell table:style-name="ce8"/>
          <table:table-cell table:style-name="ce9" office:value-type="string">
            <text:p>CTE Group</text:p>
          </table:table-cell>
          <table:table-cell table:style-name="ce9"/>
          <table:table-cell table:style-name="ce11" office:value-type="string">
            <text:p>Control Group</text:p>
          </table:table-cell>
          <table:table-cell table:style-name="ce11"/>
          <table:table-cell table:style-name="ce11" office:value-type="string">
            <text:p>Estimated Impact</text:p>
          </table:table-cell>
          <table:table-cell table:style-name="ce11" office:value-type="string">
            <text:p>Star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CTE Dedicated High Schools, Non-Selective Programs</text:p>
          </table:table-cell>
          <table:table-cell table:style-name="ce5" table:number-columns-repeated="9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07_2012.xlsx'#$Contrast_D.B$8]" office:value-type="string" office:string-value="Assigned to CTE and Enrolled in Host High School">
            <text:p>Assigned to CTE and Enrolled in Host High School</text:p>
          </table:table-cell>
          <table:table-cell table:style-name="ce5" table:number-columns-repeated="2"/>
          <table:table-cell table:style-name="ce10" table:formula="of:=['file:///C:/Users/Leizel/Downloads/CTE_Impacts_by_Grade_RCT_2007_2012.xlsx'#$Contrast_D.E$8]" office:value-type="float" office:value="84.96281">
            <text:p>85.0</text:p>
          </table:table-cell>
          <table:table-cell table:style-name="ce10"/>
          <table:table-cell table:style-name="ce10" table:formula="of:=['file:///C:/Users/Leizel/Downloads/CTE_Impacts_by_Grade_RCT_2007_2012.xlsx'#$Contrast_D.G$8]" office:value-type="float" office:value="36.83368">
            <text:p>36.8</text:p>
          </table:table-cell>
          <table:table-cell table:style-name="ce10"/>
          <table:table-cell table:style-name="ce10" table:formula="of:=['file:///C:/Users/Leizel/Downloads/CTE_Impacts_by_Grade_RCT_2007_2012.xlsx'#$Contrast_D.I$8]" office:value-type="float" office:value="48.12912">
            <text:p>48.1</text:p>
          </table:table-cell>
          <table:table-cell table:style-name="ce5" table:formula="of:=['file:///C:/Users/Leizel/Downloads/CTE_Impacts_by_Grade_RCT_2007_2012.xlsx'#$Contrast_D.J$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07_2012.xlsx'#$Contrast_D.B$18]" office:value-type="string" office:string-value="More than 6 CTE Credits">
            <text:p>More than 6 CTE Credits</text:p>
          </table:table-cell>
          <table:table-cell table:style-name="ce5" table:number-columns-repeated="2"/>
          <table:table-cell table:style-name="ce10" table:formula="of:=['file:///C:/Users/Leizel/Downloads/CTE_Impacts_by_Grade_RCT_2007_2012.xlsx'#$Contrast_D.E$18]" office:value-type="float" office:value="50.74389">
            <text:p>50.7</text:p>
          </table:table-cell>
          <table:table-cell table:style-name="ce10"/>
          <table:table-cell table:style-name="ce10" table:formula="of:=['file:///C:/Users/Leizel/Downloads/CTE_Impacts_by_Grade_RCT_2007_2012.xlsx'#$Contrast_D.G$18]" office:value-type="float" office:value="22.92746">
            <text:p>22.9</text:p>
          </table:table-cell>
          <table:table-cell table:style-name="ce10"/>
          <table:table-cell table:style-name="ce10" table:formula="of:=['file:///C:/Users/Leizel/Downloads/CTE_Impacts_by_Grade_RCT_2007_2012.xlsx'#$Contrast_D.I$18]" office:value-type="float" office:value="27.81643">
            <text:p>27.8</text:p>
          </table:table-cell>
          <table:table-cell table:style-name="ce5" table:formula="of:=['file:///C:/Users/Leizel/Downloads/CTE_Impacts_by_Grade_RCT_2007_2012.xlsx'#$Contrast_D.J$1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07_2012.xlsx'#$Intermediate_D.B$15]" office:value-type="string" office:string-value="OnTrack for Regents Diploma (%)">
            <text:p>OnTrack for Regents Diploma (%)</text:p>
          </table:table-cell>
          <table:table-cell table:style-name="ce5" table:number-columns-repeated="2"/>
          <table:table-cell table:style-name="ce10" table:formula="of:=['file:///C:/Users/Leizel/Downloads/CTE_Impacts_by_Grade_RCT_2007_2012.xlsx'#$Intermediate_D.E$15]" office:value-type="float" office:value="44.31456">
            <text:p>44.3</text:p>
          </table:table-cell>
          <table:table-cell table:style-name="ce10"/>
          <table:table-cell table:style-name="ce10" table:formula="of:=['file:///C:/Users/Leizel/Downloads/CTE_Impacts_by_Grade_RCT_2007_2012.xlsx'#$Intermediate_D.G$15]" office:value-type="float" office:value="45.6364">
            <text:p>45.6</text:p>
          </table:table-cell>
          <table:table-cell table:style-name="ce10"/>
          <table:table-cell table:style-name="ce10" table:formula="of:=['file:///C:/Users/Leizel/Downloads/CTE_Impacts_by_Grade_RCT_2007_2012.xlsx'#$Intermediate_D.I$15]" office:value-type="float" office:value="-1.32184">
            <text:p>-1.3</text:p>
          </table:table-cell>
          <table:table-cell table:style-name="ce5" table:formula="of:=['file:///C:/Users/Leizel/Downloads/CTE_Impacts_by_Grade_RCT_2007_2012.xlsx'#$Intermediate_D.J$1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07_2012.xlsx'#$Outcome_D.B$24]" office:value-type="string" office:string-value="Credits Earned  (a)">
            <text:p>Credits Earned <text:s/>(a)</text:p>
          </table:table-cell>
          <table:table-cell table:style-name="ce5" table:number-columns-repeated="2"/>
          <table:table-cell table:style-name="ce10" table:number-columns-repeated="5"/>
          <table:table-cell table:style-name="ce5"/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07_2012.xlsx'#$Outcome_D.C$25]" office:value-type="string" office:string-value="CTE Credits">
            <text:p>CTE Credits</text:p>
          </table:table-cell>
          <table:table-cell table:style-name="ce5"/>
          <table:table-cell table:style-name="ce10" table:formula="of:=['file:///C:/Users/Leizel/Downloads/CTE_Impacts_by_Grade_RCT_2007_2012.xlsx'#$Outcome_D.E$25]" office:value-type="float" office:value="7.63922">
            <text:p>7.6</text:p>
          </table:table-cell>
          <table:table-cell table:style-name="ce10"/>
          <table:table-cell table:style-name="ce10" table:formula="of:=['file:///C:/Users/Leizel/Downloads/CTE_Impacts_by_Grade_RCT_2007_2012.xlsx'#$Outcome_D.G$25]" office:value-type="float" office:value="3.10601">
            <text:p>3.1</text:p>
          </table:table-cell>
          <table:table-cell table:style-name="ce10"/>
          <table:table-cell table:style-name="ce10" table:formula="of:=['file:///C:/Users/Leizel/Downloads/CTE_Impacts_by_Grade_RCT_2007_2012.xlsx'#$Outcome_D.I$25]" office:value-type="float" office:value="4.53321">
            <text:p>4.5</text:p>
          </table:table-cell>
          <table:table-cell table:style-name="ce5" table:formula="of:=['file:///C:/Users/Leizel/Downloads/CTE_Impacts_by_Grade_RCT_2007_2012.xlsx'#$Outcome_D.J$25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07_2012.xlsx'#$Outcome_D.C$26]" office:value-type="string" office:string-value="Academic Credits">
            <text:p>Academic Credits</text:p>
          </table:table-cell>
          <table:table-cell table:style-name="ce5"/>
          <table:table-cell table:style-name="ce10" table:formula="of:=['file:///C:/Users/Leizel/Downloads/CTE_Impacts_by_Grade_RCT_2007_2012.xlsx'#$Outcome_D.E$26]" office:value-type="float" office:value="24.69587">
            <text:p>24.7</text:p>
          </table:table-cell>
          <table:table-cell table:style-name="ce10"/>
          <table:table-cell table:style-name="ce10" table:formula="of:=['file:///C:/Users/Leizel/Downloads/CTE_Impacts_by_Grade_RCT_2007_2012.xlsx'#$Outcome_D.G$26]" office:value-type="float" office:value="28.11546">
            <text:p>28.1</text:p>
          </table:table-cell>
          <table:table-cell table:style-name="ce10"/>
          <table:table-cell table:style-name="ce10" table:formula="of:=['file:///C:/Users/Leizel/Downloads/CTE_Impacts_by_Grade_RCT_2007_2012.xlsx'#$Outcome_D.I$26]" office:value-type="float" office:value="-3.41959">
            <text:p>-3.4</text:p>
          </table:table-cell>
          <table:table-cell table:style-name="ce5" table:formula="of:=['file:///C:/Users/Leizel/Downloads/CTE_Impacts_by_Grade_RCT_2007_2012.xlsx'#$Outcome_D.J$26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07_2012.xlsx'#$Outcome_D.C$27]" office:value-type="string" office:string-value="Other Credits">
            <text:p>Other Credits</text:p>
          </table:table-cell>
          <table:table-cell table:style-name="ce5"/>
          <table:table-cell table:style-name="ce10" table:formula="of:=['file:///C:/Users/Leizel/Downloads/CTE_Impacts_by_Grade_RCT_2007_2012.xlsx'#$Outcome_D.E$27]" office:value-type="float" office:value="6.90978">
            <text:p>6.9</text:p>
          </table:table-cell>
          <table:table-cell table:style-name="ce10"/>
          <table:table-cell table:style-name="ce10" table:formula="of:=['file:///C:/Users/Leizel/Downloads/CTE_Impacts_by_Grade_RCT_2007_2012.xlsx'#$Outcome_D.G$27]" office:value-type="float" office:value="8.09238">
            <text:p>8.1</text:p>
          </table:table-cell>
          <table:table-cell table:style-name="ce10"/>
          <table:table-cell table:style-name="ce10" table:formula="of:=['file:///C:/Users/Leizel/Downloads/CTE_Impacts_by_Grade_RCT_2007_2012.xlsx'#$Outcome_D.I$27]" office:value-type="float" office:value="-1.1826">
            <text:p>-1.2</text:p>
          </table:table-cell>
          <table:table-cell table:style-name="ce5" table:formula="of:=['file:///C:/Users/Leizel/Downloads/CTE_Impacts_by_Grade_RCT_2007_2012.xlsx'#$Outcome_D.J$27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07_2012.xlsx'#$Outcome_D.C$28]" office:value-type="string" office:string-value="Total Credits">
            <text:p>Total Credits</text:p>
          </table:table-cell>
          <table:table-cell table:style-name="ce5"/>
          <table:table-cell table:style-name="ce10" table:formula="of:=['file:///C:/Users/Leizel/Downloads/CTE_Impacts_by_Grade_RCT_2007_2012.xlsx'#$Outcome_D.E$28]" office:value-type="float" office:value="39.24487">
            <text:p>39.2</text:p>
          </table:table-cell>
          <table:table-cell table:style-name="ce10"/>
          <table:table-cell table:style-name="ce10" table:formula="of:=['file:///C:/Users/Leizel/Downloads/CTE_Impacts_by_Grade_RCT_2007_2012.xlsx'#$Outcome_D.G$28]" office:value-type="float" office:value="39.31385">
            <text:p>39.3</text:p>
          </table:table-cell>
          <table:table-cell table:style-name="ce10"/>
          <table:table-cell table:style-name="ce10" table:formula="of:=['file:///C:/Users/Leizel/Downloads/CTE_Impacts_by_Grade_RCT_2007_2012.xlsx'#$Outcome_D.I$28]" office:value-type="float" office:value="-0.06898">
            <text:p>-0.1</text:p>
          </table:table-cell>
          <table:table-cell table:style-name="ce5" table:formula="of:=['file:///C:/Users/Leizel/Downloads/CTE_Impacts_by_Grade_RCT_2007_2012.xlsx'#$Outcome_D.J$2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string">
            <text:p>Regents Diploma</text:p>
          </table:table-cell>
          <table:table-cell table:style-name="ce5" table:number-columns-repeated="2"/>
          <table:table-cell table:style-name="ce10" table:formula="of:=['file:///C:/Users/Leizel/Downloads/CTE_Impacts_by_Grade_RCT_2007_2012.xlsx'#$Outcome_D.E37]" office:value-type="float" office:value="50.12392">
            <text:p>50.1</text:p>
          </table:table-cell>
          <table:table-cell table:style-name="ce10"/>
          <table:table-cell table:style-name="ce10" table:formula="of:=['file:///C:/Users/Leizel/Downloads/CTE_Impacts_by_Grade_RCT_2007_2012.xlsx'#$Outcome_D.G37]" office:value-type="float" office:value="53.19077">
            <text:p>53.2</text:p>
          </table:table-cell>
          <table:table-cell table:style-name="ce10"/>
          <table:table-cell table:style-name="ce10" table:formula="of:=['file:///C:/Users/Leizel/Downloads/CTE_Impacts_by_Grade_RCT_2007_2012.xlsx'#$Outcome_D.I37]" office:value-type="float" office:value="-3.06686">
            <text:p>-3.1</text:p>
          </table:table-cell>
          <table:table-cell table:style-name="ce5" table:formula="of:=['file:///C:/Users/Leizel/Downloads/CTE_Impacts_by_Grade_RCT_2007_2012.xlsx'#$Outcome_D.J37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style-name="ce6" table:number-columns-repeated="10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4" office:value-type="string">
            <text:p>CTE Programs in Academic High Schools, Non-Selective Programs</text:p>
          </table:table-cell>
          <table:table-cell table:style-name="ce5" table:number-columns-repeated="9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07_2012.xlsx'#$Contrast_D.B$8]" office:value-type="string" office:string-value="Assigned to CTE and Enrolled in Host High School">
            <text:p>Assigned to CTE and Enrolled in Host High School</text:p>
          </table:table-cell>
          <table:table-cell table:style-name="ce5" table:number-columns-repeated="2"/>
          <table:table-cell table:style-name="ce10" table:formula="of:=['file:///C:/Users/Leizel/Downloads/CTE_Impacts_by_Grade_RCT_2007_2012.xlsx'#$Contrast_A.E$8]" office:value-type="float" office:value="87.65971">
            <text:p>87.7</text:p>
          </table:table-cell>
          <table:table-cell table:style-name="ce10"/>
          <table:table-cell table:style-name="ce10" table:formula="of:=['file:///C:/Users/Leizel/Downloads/CTE_Impacts_by_Grade_RCT_2007_2012.xlsx'#$Contrast_A.G$8]" office:value-type="float" office:value="35.21953">
            <text:p>35.2</text:p>
          </table:table-cell>
          <table:table-cell table:style-name="ce10"/>
          <table:table-cell table:style-name="ce10" table:formula="of:=['file:///C:/Users/Leizel/Downloads/CTE_Impacts_by_Grade_RCT_2007_2012.xlsx'#$Contrast_A.I$8]" office:value-type="float" office:value="52.44017">
            <text:p>52.4</text:p>
          </table:table-cell>
          <table:table-cell table:style-name="ce5" table:formula="of:=['file:///C:/Users/Leizel/Downloads/CTE_Impacts_by_Grade_RCT_2007_2012.xlsx'#$Contrast_A.J$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07_2012.xlsx'#$Contrast_D.B$18]" office:value-type="string" office:string-value="More than 6 CTE Credits">
            <text:p>More than 6 CTE Credits</text:p>
          </table:table-cell>
          <table:table-cell table:style-name="ce5" table:number-columns-repeated="2"/>
          <table:table-cell table:style-name="ce10" table:formula="of:=['file:///C:/Users/Leizel/Downloads/CTE_Impacts_by_Grade_RCT_2007_2012.xlsx'#$Contrast_A.E$18]" office:value-type="float" office:value="47.36678">
            <text:p>47.4</text:p>
          </table:table-cell>
          <table:table-cell table:style-name="ce10"/>
          <table:table-cell table:style-name="ce10" table:formula="of:=['file:///C:/Users/Leizel/Downloads/CTE_Impacts_by_Grade_RCT_2007_2012.xlsx'#$Contrast_A.G$18]" office:value-type="float" office:value="49.22709">
            <text:p>49.2</text:p>
          </table:table-cell>
          <table:table-cell table:style-name="ce10"/>
          <table:table-cell table:style-name="ce10" table:formula="of:=['file:///C:/Users/Leizel/Downloads/CTE_Impacts_by_Grade_RCT_2007_2012.xlsx'#$Contrast_A.I$18]" office:value-type="float" office:value="-1.86031">
            <text:p>-1.9</text:p>
          </table:table-cell>
          <table:table-cell table:style-name="ce5" table:formula="of:=['file:///C:/Users/Leizel/Downloads/CTE_Impacts_by_Grade_RCT_2007_2012.xlsx'#$Contrast_A.J$1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07_2012.xlsx'#$Intermediate_D.B$15]" office:value-type="string" office:string-value="OnTrack for Regents Diploma (%)">
            <text:p>OnTrack for Regents Diploma (%)</text:p>
          </table:table-cell>
          <table:table-cell table:style-name="ce5" table:number-columns-repeated="2"/>
          <table:table-cell table:style-name="ce10" table:formula="of:=['file:///C:/Users/Leizel/Downloads/CTE_Impacts_by_Grade_RCT_2007_2012.xlsx'#$Intermediate_A.E$15]" office:value-type="float" office:value="45.40355">
            <text:p>45.4</text:p>
          </table:table-cell>
          <table:table-cell table:style-name="ce10"/>
          <table:table-cell table:style-name="ce10" table:formula="of:=['file:///C:/Users/Leizel/Downloads/CTE_Impacts_by_Grade_RCT_2007_2012.xlsx'#$Intermediate_A.G$15]" office:value-type="float" office:value="46.65732">
            <text:p>46.7</text:p>
          </table:table-cell>
          <table:table-cell table:style-name="ce10"/>
          <table:table-cell table:style-name="ce10" table:formula="of:=['file:///C:/Users/Leizel/Downloads/CTE_Impacts_by_Grade_RCT_2007_2012.xlsx'#$Intermediate_A.I$15]" office:value-type="float" office:value="-1.25377">
            <text:p>-1.3</text:p>
          </table:table-cell>
          <table:table-cell table:style-name="ce5" table:formula="of:=['file:///C:/Users/Leizel/Downloads/CTE_Impacts_by_Grade_RCT_2007_2012.xlsx'#$Intermediate_A.J$1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CT_2007_2012.xlsx'#$Outcome_D.B$24]" office:value-type="string" office:string-value="Credits Earned  (a)">
            <text:p>Credits Earned <text:s/>(a)</text:p>
          </table:table-cell>
          <table:table-cell table:style-name="ce5" table:number-columns-repeated="2"/>
          <table:table-cell table:style-name="ce10" table:number-columns-repeated="5"/>
          <table:table-cell table:style-name="ce5"/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07_2012.xlsx'#$Outcome_D.C$25]" office:value-type="string" office:string-value="CTE Credits">
            <text:p>CTE Credits</text:p>
          </table:table-cell>
          <table:table-cell table:style-name="ce5"/>
          <table:table-cell table:style-name="ce10" table:formula="of:=['file:///C:/Users/Leizel/Downloads/CTE_Impacts_by_Grade_RCT_2007_2012.xlsx'#$Outcome_A.E$25]" office:value-type="float" office:value="2.04583">
            <text:p>2.0</text:p>
          </table:table-cell>
          <table:table-cell table:style-name="ce10"/>
          <table:table-cell table:style-name="ce10" table:formula="of:=['file:///C:/Users/Leizel/Downloads/CTE_Impacts_by_Grade_RCT_2007_2012.xlsx'#$Outcome_A.G$25]" office:value-type="float" office:value="2.09731">
            <text:p>2.1</text:p>
          </table:table-cell>
          <table:table-cell table:style-name="ce10"/>
          <table:table-cell table:style-name="ce10" table:formula="of:=['file:///C:/Users/Leizel/Downloads/CTE_Impacts_by_Grade_RCT_2007_2012.xlsx'#$Outcome_A.I$25]" office:value-type="float" office:value="-0.05148">
            <text:p>-0.1</text:p>
          </table:table-cell>
          <table:table-cell table:style-name="ce5" table:formula="of:=['file:///C:/Users/Leizel/Downloads/CTE_Impacts_by_Grade_RCT_2007_2012.xlsx'#$Outcome_A.J$2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07_2012.xlsx'#$Outcome_D.C$26]" office:value-type="string" office:string-value="Academic Credits">
            <text:p>Academic Credits</text:p>
          </table:table-cell>
          <table:table-cell table:style-name="ce5"/>
          <table:table-cell table:style-name="ce10" table:formula="of:=['file:///C:/Users/Leizel/Downloads/CTE_Impacts_by_Grade_RCT_2007_2012.xlsx'#$Outcome_A.E$26]" office:value-type="float" office:value="27.79517">
            <text:p>27.8</text:p>
          </table:table-cell>
          <table:table-cell table:style-name="ce10"/>
          <table:table-cell table:style-name="ce10" table:formula="of:=['file:///C:/Users/Leizel/Downloads/CTE_Impacts_by_Grade_RCT_2007_2012.xlsx'#$Outcome_A.G$26]" office:value-type="float" office:value="29.16004">
            <text:p>29.2</text:p>
          </table:table-cell>
          <table:table-cell table:style-name="ce10"/>
          <table:table-cell table:style-name="ce10" table:formula="of:=['file:///C:/Users/Leizel/Downloads/CTE_Impacts_by_Grade_RCT_2007_2012.xlsx'#$Outcome_A.I$26]" office:value-type="float" office:value="-1.36487">
            <text:p>-1.4</text:p>
          </table:table-cell>
          <table:table-cell table:style-name="ce5" table:formula="of:=['file:///C:/Users/Leizel/Downloads/CTE_Impacts_by_Grade_RCT_2007_2012.xlsx'#$Outcome_A.J$26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07_2012.xlsx'#$Outcome_D.C$27]" office:value-type="string" office:string-value="Other Credits">
            <text:p>Other Credits</text:p>
          </table:table-cell>
          <table:table-cell table:style-name="ce5"/>
          <table:table-cell table:style-name="ce10" table:formula="of:=['file:///C:/Users/Leizel/Downloads/CTE_Impacts_by_Grade_RCT_2007_2012.xlsx'#$Outcome_A.E$27]" office:value-type="float" office:value="7.54959">
            <text:p>7.5</text:p>
          </table:table-cell>
          <table:table-cell table:style-name="ce10"/>
          <table:table-cell table:style-name="ce10" table:formula="of:=['file:///C:/Users/Leizel/Downloads/CTE_Impacts_by_Grade_RCT_2007_2012.xlsx'#$Outcome_A.G$27]" office:value-type="float" office:value="8.40451">
            <text:p>8.4</text:p>
          </table:table-cell>
          <table:table-cell table:style-name="ce10"/>
          <table:table-cell table:style-name="ce10" table:formula="of:=['file:///C:/Users/Leizel/Downloads/CTE_Impacts_by_Grade_RCT_2007_2012.xlsx'#$Outcome_A.I$27]" office:value-type="float" office:value="-0.85492">
            <text:p>-0.9</text:p>
          </table:table-cell>
          <table:table-cell table:style-name="ce5" table:formula="of:=['file:///C:/Users/Leizel/Downloads/CTE_Impacts_by_Grade_RCT_2007_2012.xlsx'#$Outcome_A.J$27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CT_2007_2012.xlsx'#$Outcome_D.C$28]" office:value-type="string" office:string-value="Total Credits">
            <text:p>Total Credits</text:p>
          </table:table-cell>
          <table:table-cell table:style-name="ce5"/>
          <table:table-cell table:style-name="ce10" table:formula="of:=['file:///C:/Users/Leizel/Downloads/CTE_Impacts_by_Grade_RCT_2007_2012.xlsx'#$Outcome_A.E$28]" office:value-type="float" office:value="37.3906">
            <text:p>37.4</text:p>
          </table:table-cell>
          <table:table-cell table:style-name="ce10"/>
          <table:table-cell table:style-name="ce10" table:formula="of:=['file:///C:/Users/Leizel/Downloads/CTE_Impacts_by_Grade_RCT_2007_2012.xlsx'#$Outcome_A.G$28]" office:value-type="float" office:value="39.66186">
            <text:p>39.7</text:p>
          </table:table-cell>
          <table:table-cell table:style-name="ce10"/>
          <table:table-cell table:style-name="ce10" table:formula="of:=['file:///C:/Users/Leizel/Downloads/CTE_Impacts_by_Grade_RCT_2007_2012.xlsx'#$Outcome_A.I$28]" office:value-type="float" office:value="-2.27127">
            <text:p>-2.3</text:p>
          </table:table-cell>
          <table:table-cell table:style-name="ce5" table:formula="of:=['file:///C:/Users/Leizel/Downloads/CTE_Impacts_by_Grade_RCT_2007_2012.xlsx'#$Outcome_A.J$2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string">
            <text:p>Regents Diploma</text:p>
          </table:table-cell>
          <table:table-cell table:style-name="ce5" table:number-columns-repeated="2"/>
          <table:table-cell table:style-name="ce10" table:formula="of:=['file:///C:/Users/Leizel/Downloads/CTE_Impacts_by_Grade_RCT_2007_2012.xlsx'#$Outcome_A.E$37]" office:value-type="float" office:value="54.81156">
            <text:p>54.8</text:p>
          </table:table-cell>
          <table:table-cell table:style-name="ce10"/>
          <table:table-cell table:style-name="ce10" table:formula="of:=['file:///C:/Users/Leizel/Downloads/CTE_Impacts_by_Grade_RCT_2007_2012.xlsx'#$Outcome_A.G$37]" office:value-type="float" office:value="58.50411">
            <text:p>58.5</text:p>
          </table:table-cell>
          <table:table-cell table:style-name="ce10"/>
          <table:table-cell table:style-name="ce10" table:formula="of:=['file:///C:/Users/Leizel/Downloads/CTE_Impacts_by_Grade_RCT_2007_2012.xlsx'#$Outcome_A.I$37]" office:value-type="float" office:value="-3.69255">
            <text:p>-3.7</text:p>
          </table:table-cell>
          <table:table-cell table:style-name="ce5" table:formula="of:=['file:///C:/Users/Leizel/Downloads/CTE_Impacts_by_Grade_RCT_2007_2012.xlsx'#$Outcome_A.J$37]" office:value-type="string" office:string-value="*">
            <text:p>*</text:p>
          </table:table-cell>
          <table:table-cell table:number-columns-repeated="1014"/>
        </table:table-row>
        <table:table-row table:style-name="ro4">
          <table:table-cell table:style-name="ce6" table:number-columns-repeated="10"/>
          <table:table-cell table:number-columns-repeated="1014"/>
        </table:table-row>
        <table:table-row table:style-name="ro3">
          <table:table-cell table:style-name="ce4" office:value-type="string">
            <text:p>CTE Dedicated High Schools, Selective Programs</text:p>
          </table:table-cell>
          <table:table-cell table:style-name="ce5" table:number-columns-repeated="9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07_2012.xlsx'#$Contrast_D.B$8]" office:value-type="string" office:string-value="Assigned to CTE and Enrolled in Host High School">
            <text:p>Assigned to CTE and Enrolled in Host High School</text:p>
          </table:table-cell>
          <table:table-cell table:style-name="ce5" table:number-columns-repeated="2"/>
          <table:table-cell table:style-name="ce10" table:formula="of:=['file:///C:/Users/Leizel/Downloads/CTE_Impacts_by_Grade_RDD_2007_2012.xlsx'#$Contrast_D.E$8]" office:value-type="float" office:value="92.66684">
            <text:p>92.7</text:p>
          </table:table-cell>
          <table:table-cell table:style-name="ce10"/>
          <table:table-cell table:style-name="ce10" table:formula="of:=['file:///C:/Users/Leizel/Downloads/CTE_Impacts_by_Grade_RDD_2007_2012.xlsx'#$Contrast_D.G$8]" office:value-type="float" office:value="54.0322">
            <text:p>54.0</text:p>
          </table:table-cell>
          <table:table-cell table:style-name="ce10"/>
          <table:table-cell table:style-name="ce10" table:formula="of:=['file:///C:/Users/Leizel/Downloads/CTE_Impacts_by_Grade_RDD_2007_2012.xlsx'#$Contrast_D.I$8]" office:value-type="float" office:value="38.63465">
            <text:p>38.6</text:p>
          </table:table-cell>
          <table:table-cell table:style-name="ce5" table:formula="of:=['file:///C:/Users/Leizel/Downloads/CTE_Impacts_by_Grade_RDD_2007_2012.xlsx'#$Contrast_D.J$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07_2012.xlsx'#$Contrast_D.B$18]" office:value-type="string" office:string-value="More than 6 CTE Credits">
            <text:p>More than 6 CTE Credits</text:p>
          </table:table-cell>
          <table:table-cell table:style-name="ce5" table:number-columns-repeated="2"/>
          <table:table-cell table:style-name="ce10" table:formula="of:=['file:///C:/Users/Leizel/Downloads/CTE_Impacts_by_Grade_RDD_2007_2012.xlsx'#$Contrast_D.E$18]" office:value-type="float" office:value="76.76075">
            <text:p>76.8</text:p>
          </table:table-cell>
          <table:table-cell table:style-name="ce10"/>
          <table:table-cell table:style-name="ce10" table:formula="of:=['file:///C:/Users/Leizel/Downloads/CTE_Impacts_by_Grade_RDD_2007_2012.xlsx'#$Contrast_D.G$18]" office:value-type="float" office:value="47.8919">
            <text:p>47.9</text:p>
          </table:table-cell>
          <table:table-cell table:style-name="ce10"/>
          <table:table-cell table:style-name="ce10" table:formula="of:=['file:///C:/Users/Leizel/Downloads/CTE_Impacts_by_Grade_RDD_2007_2012.xlsx'#$Contrast_D.I$18]" office:value-type="float" office:value="28.86885">
            <text:p>28.9</text:p>
          </table:table-cell>
          <table:table-cell table:style-name="ce5" table:formula="of:=['file:///C:/Users/Leizel/Downloads/CTE_Impacts_by_Grade_RDD_2007_2012.xlsx'#$Contrast_D.J$1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07_2012.xlsx'#$Intermediate_D.B$15]" office:value-type="string" office:string-value="OnTrack for Regents Diploma (%)">
            <text:p>OnTrack for Regents Diploma (%)</text:p>
          </table:table-cell>
          <table:table-cell table:style-name="ce5" table:number-columns-repeated="2"/>
          <table:table-cell table:style-name="ce10" table:formula="of:=['file:///C:/Users/Leizel/Downloads/CTE_Impacts_by_Grade_RDD_2007_2012.xlsx'#$Intermediate_D.E$15]" office:value-type="float" office:value="82.53759">
            <text:p>82.5</text:p>
          </table:table-cell>
          <table:table-cell table:style-name="ce10"/>
          <table:table-cell table:style-name="ce10" table:formula="of:=['file:///C:/Users/Leizel/Downloads/CTE_Impacts_by_Grade_RDD_2007_2012.xlsx'#$Intermediate_D.G$15]" office:value-type="float" office:value="80.16961">
            <text:p>80.2</text:p>
          </table:table-cell>
          <table:table-cell table:style-name="ce10"/>
          <table:table-cell table:style-name="ce10" table:formula="of:=['file:///C:/Users/Leizel/Downloads/CTE_Impacts_by_Grade_RDD_2007_2012.xlsx'#$Intermediate_D.I$15]" office:value-type="float" office:value="2.36798">
            <text:p>2.4</text:p>
          </table:table-cell>
          <table:table-cell table:style-name="ce5" table:formula="of:=['file:///C:/Users/Leizel/Downloads/CTE_Impacts_by_Grade_RDD_2007_2012.xlsx'#$Intermediate_D.J$1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07_2012.xlsx'#$Outcome_D.B$24]" office:value-type="string" office:string-value="Credits Earned  (a)">
            <text:p>Credits Earned <text:s/>(a)</text:p>
          </table:table-cell>
          <table:table-cell table:style-name="ce5" table:number-columns-repeated="2"/>
          <table:table-cell table:style-name="ce10" table:number-columns-repeated="5"/>
          <table:table-cell table:style-name="ce5"/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07_2012.xlsx'#$Outcome_D.C$25]" office:value-type="string" office:string-value="CTE Credits">
            <text:p>CTE Credits</text:p>
          </table:table-cell>
          <table:table-cell table:style-name="ce5"/>
          <table:table-cell table:style-name="ce10" table:formula="of:=['file:///C:/Users/Leizel/Downloads/CTE_Impacts_by_Grade_RDD_2007_2012.xlsx'#$Outcome_D.E$25]" office:value-type="float" office:value="11.66711">
            <text:p>11.7</text:p>
          </table:table-cell>
          <table:table-cell table:style-name="ce10"/>
          <table:table-cell table:style-name="ce10" table:formula="of:=['file:///C:/Users/Leizel/Downloads/CTE_Impacts_by_Grade_RDD_2007_2012.xlsx'#$Outcome_D.G$25]" office:value-type="float" office:value="7.21182">
            <text:p>7.2</text:p>
          </table:table-cell>
          <table:table-cell table:style-name="ce10"/>
          <table:table-cell table:style-name="ce10" table:formula="of:=['file:///C:/Users/Leizel/Downloads/CTE_Impacts_by_Grade_RDD_2007_2012.xlsx'#$Outcome_D.I$25]" office:value-type="float" office:value="4.45529">
            <text:p>4.5</text:p>
          </table:table-cell>
          <table:table-cell table:style-name="ce5" table:formula="of:=['file:///C:/Users/Leizel/Downloads/CTE_Impacts_by_Grade_RDD_2007_2012.xlsx'#$Outcome_D.J$25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07_2012.xlsx'#$Outcome_D.C$26]" office:value-type="string" office:string-value="Academic Credits">
            <text:p>Academic Credits</text:p>
          </table:table-cell>
          <table:table-cell table:style-name="ce5"/>
          <table:table-cell table:style-name="ce10" table:formula="of:=['file:///C:/Users/Leizel/Downloads/CTE_Impacts_by_Grade_RDD_2007_2012.xlsx'#$Outcome_D.E$26]" office:value-type="float" office:value="31.63051">
            <text:p>31.6</text:p>
          </table:table-cell>
          <table:table-cell table:style-name="ce10"/>
          <table:table-cell table:style-name="ce10" table:formula="of:=['file:///C:/Users/Leizel/Downloads/CTE_Impacts_by_Grade_RDD_2007_2012.xlsx'#$Outcome_D.G$26]" office:value-type="float" office:value="34.5665">
            <text:p>34.6</text:p>
          </table:table-cell>
          <table:table-cell table:style-name="ce10"/>
          <table:table-cell table:style-name="ce10" table:formula="of:=['file:///C:/Users/Leizel/Downloads/CTE_Impacts_by_Grade_RDD_2007_2012.xlsx'#$Outcome_D.I$26]" office:value-type="float" office:value="-2.93599">
            <text:p>-2.9</text:p>
          </table:table-cell>
          <table:table-cell table:style-name="ce5" table:formula="of:=['file:///C:/Users/Leizel/Downloads/CTE_Impacts_by_Grade_RDD_2007_2012.xlsx'#$Outcome_D.J$26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07_2012.xlsx'#$Outcome_D.C$27]" office:value-type="string" office:string-value="Other Credits">
            <text:p>Other Credits</text:p>
          </table:table-cell>
          <table:table-cell table:style-name="ce5"/>
          <table:table-cell table:style-name="ce10" table:formula="of:=['file:///C:/Users/Leizel/Downloads/CTE_Impacts_by_Grade_RDD_2007_2012.xlsx'#$Outcome_D.E$27]" office:value-type="float" office:value="8.14512">
            <text:p>8.1</text:p>
          </table:table-cell>
          <table:table-cell table:style-name="ce10"/>
          <table:table-cell table:style-name="ce10" table:formula="of:=['file:///C:/Users/Leizel/Downloads/CTE_Impacts_by_Grade_RDD_2007_2012.xlsx'#$Outcome_D.G$27]" office:value-type="float" office:value="9.19196">
            <text:p>9.2</text:p>
          </table:table-cell>
          <table:table-cell table:style-name="ce10"/>
          <table:table-cell table:style-name="ce10" table:formula="of:=['file:///C:/Users/Leizel/Downloads/CTE_Impacts_by_Grade_RDD_2007_2012.xlsx'#$Outcome_D.I$27]" office:value-type="float" office:value="-1.04684">
            <text:p>-1.0</text:p>
          </table:table-cell>
          <table:table-cell table:style-name="ce5" table:formula="of:=['file:///C:/Users/Leizel/Downloads/CTE_Impacts_by_Grade_RDD_2007_2012.xlsx'#$Outcome_D.J$27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07_2012.xlsx'#$Outcome_D.C$28]" office:value-type="string" office:string-value="Total Credits">
            <text:p>Total Credits</text:p>
          </table:table-cell>
          <table:table-cell table:style-name="ce5"/>
          <table:table-cell table:style-name="ce10" table:formula="of:=['file:///C:/Users/Leizel/Downloads/CTE_Impacts_by_Grade_RDD_2007_2012.xlsx'#$Outcome_D.E$28]" office:value-type="float" office:value="51.44274">
            <text:p>51.4</text:p>
          </table:table-cell>
          <table:table-cell table:style-name="ce10"/>
          <table:table-cell table:style-name="ce10" table:formula="of:=['file:///C:/Users/Leizel/Downloads/CTE_Impacts_by_Grade_RDD_2007_2012.xlsx'#$Outcome_D.G$28]" office:value-type="float" office:value="50.97028">
            <text:p>51.0</text:p>
          </table:table-cell>
          <table:table-cell table:style-name="ce10"/>
          <table:table-cell table:style-name="ce10" table:formula="of:=['file:///C:/Users/Leizel/Downloads/CTE_Impacts_by_Grade_RDD_2007_2012.xlsx'#$Outcome_D.I$28]" office:value-type="float" office:value="0.47246">
            <text:p>0.5</text:p>
          </table:table-cell>
          <table:table-cell table:style-name="ce5" table:formula="of:=['file:///C:/Users/Leizel/Downloads/CTE_Impacts_by_Grade_RDD_2007_2012.xlsx'#$Outcome_D.J$2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string">
            <text:p>Regents Diploma</text:p>
          </table:table-cell>
          <table:table-cell table:style-name="ce5" table:number-columns-repeated="2"/>
          <table:table-cell table:style-name="ce10" table:formula="of:=['file:///C:/Users/Leizel/Downloads/CTE_Impacts_by_Grade_RDD_2007_2012.xlsx'#$Outcome_D.E$37]" office:value-type="float" office:value="83.82479">
            <text:p>83.8</text:p>
          </table:table-cell>
          <table:table-cell table:style-name="ce10"/>
          <table:table-cell table:style-name="ce10" table:formula="of:=['file:///C:/Users/Leizel/Downloads/CTE_Impacts_by_Grade_RDD_2007_2012.xlsx'#$Outcome_D.G$37]" office:value-type="float" office:value="85.2377">
            <text:p>85.2</text:p>
          </table:table-cell>
          <table:table-cell table:style-name="ce10"/>
          <table:table-cell table:style-name="ce10" table:formula="of:=['file:///C:/Users/Leizel/Downloads/CTE_Impacts_by_Grade_RDD_2007_2012.xlsx'#$Outcome_D.I$37]" office:value-type="float" office:value="-1.4129">
            <text:p>-1.4</text:p>
          </table:table-cell>
          <table:table-cell table:style-name="ce5" table:formula="of:=['file:///C:/Users/Leizel/Downloads/CTE_Impacts_by_Grade_RDD_2007_2012.xlsx'#$Outcome_D.J$37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style-name="ce6" table:number-columns-repeated="10"/>
          <table:table-cell table:number-columns-repeated="1014"/>
        </table:table-row>
        <table:table-row table:style-name="ro3">
          <table:table-cell table:style-name="ce4" office:value-type="string">
            <text:p>CTE Programs in Academic High Schools, Selective Programs</text:p>
          </table:table-cell>
          <table:table-cell table:style-name="ce5" table:number-columns-repeated="9"/>
          <table:table-cell table:number-columns-repeated="1014"/>
        </table:table-row>
        <table:table-row table:style-name="ro4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07_2012.xlsx'#$Contrast_A.B$8]" office:value-type="string" office:string-value="Assigned to CTE and Enrolled in Host High School">
            <text:p>Assigned to CTE and Enrolled in Host High School</text:p>
          </table:table-cell>
          <table:table-cell table:style-name="ce5" table:number-columns-repeated="2"/>
          <table:table-cell table:style-name="ce10" table:formula="of:=['file:///C:/Users/Leizel/Downloads/CTE_Impacts_by_Grade_RDD_2007_2012.xlsx'#$Contrast_A.E$8]" office:value-type="float" office:value="87.48068">
            <text:p>87.5</text:p>
          </table:table-cell>
          <table:table-cell table:style-name="ce10"/>
          <table:table-cell table:style-name="ce10" table:formula="of:=['file:///C:/Users/Leizel/Downloads/CTE_Impacts_by_Grade_RDD_2007_2012.xlsx'#$Contrast_A.G$8]" office:value-type="float" office:value="43.21165">
            <text:p>43.2</text:p>
          </table:table-cell>
          <table:table-cell table:style-name="ce10"/>
          <table:table-cell table:style-name="ce10" table:formula="of:=['file:///C:/Users/Leizel/Downloads/CTE_Impacts_by_Grade_RDD_2007_2012.xlsx'#$Contrast_A.I$8]" office:value-type="float" office:value="44.26903">
            <text:p>44.3</text:p>
          </table:table-cell>
          <table:table-cell table:style-name="ce5" table:formula="of:=['file:///C:/Users/Leizel/Downloads/CTE_Impacts_by_Grade_RDD_2007_2012.xlsx'#$Contrast_A.J$8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07_2012.xlsx'#$Contrast_A.B$18]" office:value-type="string" office:string-value="More than 6 CTE Credits">
            <text:p>More than 6 CTE Credits</text:p>
          </table:table-cell>
          <table:table-cell table:style-name="ce5" table:number-columns-repeated="2"/>
          <table:table-cell table:style-name="ce10" table:formula="of:=['file:///C:/Users/Leizel/Downloads/CTE_Impacts_by_Grade_RDD_2007_2012.xlsx'#$Contrast_A.E$18]" office:value-type="float" office:value="26.71303">
            <text:p>26.7</text:p>
          </table:table-cell>
          <table:table-cell table:style-name="ce10"/>
          <table:table-cell table:style-name="ce10" table:formula="of:=['file:///C:/Users/Leizel/Downloads/CTE_Impacts_by_Grade_RDD_2007_2012.xlsx'#$Contrast_A.G$18]" office:value-type="float" office:value="22.90159">
            <text:p>22.9</text:p>
          </table:table-cell>
          <table:table-cell table:style-name="ce10"/>
          <table:table-cell table:style-name="ce10" table:formula="of:=['file:///C:/Users/Leizel/Downloads/CTE_Impacts_by_Grade_RDD_2007_2012.xlsx'#$Contrast_A.I$18]" office:value-type="float" office:value="3.81144">
            <text:p>3.8</text:p>
          </table:table-cell>
          <table:table-cell table:style-name="ce5" table:formula="of:=['file:///C:/Users/Leizel/Downloads/CTE_Impacts_by_Grade_RDD_2007_2012.xlsx'#$Contrast_A.J$1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07_2012.xlsx'#$Intermediate_A.B$15]" office:value-type="string" office:string-value="OnTrack for Regents Diploma (%)">
            <text:p>OnTrack for Regents Diploma (%)</text:p>
          </table:table-cell>
          <table:table-cell table:style-name="ce5" table:number-columns-repeated="2"/>
          <table:table-cell table:style-name="ce10" table:formula="of:=['file:///C:/Users/Leizel/Downloads/CTE_Impacts_by_Grade_RDD_2007_2012.xlsx'#$Intermediate_A.E$15]" office:value-type="float" office:value="73.02937">
            <text:p>73.0</text:p>
          </table:table-cell>
          <table:table-cell table:style-name="ce10"/>
          <table:table-cell table:style-name="ce10" table:formula="of:=['file:///C:/Users/Leizel/Downloads/CTE_Impacts_by_Grade_RDD_2007_2012.xlsx'#$Intermediate_A.G$15]" office:value-type="float" office:value="69.15268">
            <text:p>69.2</text:p>
          </table:table-cell>
          <table:table-cell table:style-name="ce10"/>
          <table:table-cell table:style-name="ce10" table:formula="of:=['file:///C:/Users/Leizel/Downloads/CTE_Impacts_by_Grade_RDD_2007_2012.xlsx'#$Intermediate_A.I$15]" office:value-type="float" office:value="3.87669">
            <text:p>3.9</text:p>
          </table:table-cell>
          <table:table-cell table:style-name="ce5" table:formula="of:=['file:///C:/Users/Leizel/Downloads/CTE_Impacts_by_Grade_RDD_2007_2012.xlsx'#$Intermediate_A.J$1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'file:///C:/Users/Leizel/Downloads/CTE_Impacts_by_Grade_RDD_2007_2012.xlsx'#$Outcome_A.B$24]" office:value-type="string" office:string-value="Credits Earned  (a)">
            <text:p>Credits Earned <text:s/>(a)</text:p>
          </table:table-cell>
          <table:table-cell table:style-name="ce5" table:number-columns-repeated="2"/>
          <table:table-cell table:style-name="ce10" table:number-columns-repeated="5"/>
          <table:table-cell table:style-name="ce5"/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07_2012.xlsx'#$Outcome_A.C$25]" office:value-type="string" office:string-value="CTE Credits">
            <text:p>CTE Credits</text:p>
          </table:table-cell>
          <table:table-cell table:style-name="ce5"/>
          <table:table-cell table:style-name="ce10" table:formula="of:=['file:///C:/Users/Leizel/Downloads/CTE_Impacts_by_Grade_RDD_2007_2012.xlsx'#$Outcome_A.E$25]" office:value-type="float" office:value="2.48464">
            <text:p>2.5</text:p>
          </table:table-cell>
          <table:table-cell table:style-name="ce10"/>
          <table:table-cell table:style-name="ce10" table:formula="of:=['file:///C:/Users/Leizel/Downloads/CTE_Impacts_by_Grade_RDD_2007_2012.xlsx'#$Outcome_A.G$25]" office:value-type="float" office:value="2.54861">
            <text:p>2.5</text:p>
          </table:table-cell>
          <table:table-cell table:style-name="ce10"/>
          <table:table-cell table:style-name="ce10" table:formula="of:=['file:///C:/Users/Leizel/Downloads/CTE_Impacts_by_Grade_RDD_2007_2012.xlsx'#$Outcome_A.I$25]" office:value-type="float" office:value="-0.06398">
            <text:p>-0.1</text:p>
          </table:table-cell>
          <table:table-cell table:style-name="ce5" table:formula="of:=['file:///C:/Users/Leizel/Downloads/CTE_Impacts_by_Grade_RDD_2007_2012.xlsx'#$Outcome_A.J$25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07_2012.xlsx'#$Outcome_A.C$26]" office:value-type="string" office:string-value="Academic Credits">
            <text:p>Academic Credits</text:p>
          </table:table-cell>
          <table:table-cell table:style-name="ce5"/>
          <table:table-cell table:style-name="ce10" table:formula="of:=['file:///C:/Users/Leizel/Downloads/CTE_Impacts_by_Grade_RDD_2007_2012.xlsx'#$Outcome_A.E$26]" office:value-type="float" office:value="36.89005">
            <text:p>36.9</text:p>
          </table:table-cell>
          <table:table-cell table:style-name="ce10"/>
          <table:table-cell table:style-name="ce10" table:formula="of:=['file:///C:/Users/Leizel/Downloads/CTE_Impacts_by_Grade_RDD_2007_2012.xlsx'#$Outcome_A.G$26]" office:value-type="float" office:value="35.65459">
            <text:p>35.7</text:p>
          </table:table-cell>
          <table:table-cell table:style-name="ce10"/>
          <table:table-cell table:style-name="ce10" table:formula="of:=['file:///C:/Users/Leizel/Downloads/CTE_Impacts_by_Grade_RDD_2007_2012.xlsx'#$Outcome_A.I$26]" office:value-type="float" office:value="1.23546">
            <text:p>1.2</text:p>
          </table:table-cell>
          <table:table-cell table:style-name="ce5" table:formula="of:=['file:///C:/Users/Leizel/Downloads/CTE_Impacts_by_Grade_RDD_2007_2012.xlsx'#$Outcome_A.J$26]" office:value-type="string" office:string-value="*">
            <text:p>*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07_2012.xlsx'#$Outcome_A.C$27]" office:value-type="string" office:string-value="Other Credits">
            <text:p>Other Credits</text:p>
          </table:table-cell>
          <table:table-cell table:style-name="ce5"/>
          <table:table-cell table:style-name="ce10" table:formula="of:=['file:///C:/Users/Leizel/Downloads/CTE_Impacts_by_Grade_RDD_2007_2012.xlsx'#$Outcome_A.E$27]" office:value-type="float" office:value="8.64143">
            <text:p>8.6</text:p>
          </table:table-cell>
          <table:table-cell table:style-name="ce10"/>
          <table:table-cell table:style-name="ce10" table:formula="of:=['file:///C:/Users/Leizel/Downloads/CTE_Impacts_by_Grade_RDD_2007_2012.xlsx'#$Outcome_A.G$27]" office:value-type="float" office:value="8.90941">
            <text:p>8.9</text:p>
          </table:table-cell>
          <table:table-cell table:style-name="ce10"/>
          <table:table-cell table:style-name="ce10" table:formula="of:=['file:///C:/Users/Leizel/Downloads/CTE_Impacts_by_Grade_RDD_2007_2012.xlsx'#$Outcome_A.I$27]" office:value-type="float" office:value="-0.26799">
            <text:p>-0.3</text:p>
          </table:table-cell>
          <table:table-cell table:style-name="ce5" table:formula="of:=['file:///C:/Users/Leizel/Downloads/CTE_Impacts_by_Grade_RDD_2007_2012.xlsx'#$Outcome_A.J$27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 table:number-columns-repeated="2"/>
          <table:table-cell table:style-name="ce5" table:formula="of:=['file:///C:/Users/Leizel/Downloads/CTE_Impacts_by_Grade_RDD_2007_2012.xlsx'#$Outcome_A.C$28]" office:value-type="string" office:string-value="Total Credits">
            <text:p>Total Credits</text:p>
          </table:table-cell>
          <table:table-cell table:style-name="ce5"/>
          <table:table-cell table:style-name="ce10" table:formula="of:=['file:///C:/Users/Leizel/Downloads/CTE_Impacts_by_Grade_RDD_2007_2012.xlsx'#$Outcome_A.E$28]" office:value-type="float" office:value="48.01611">
            <text:p>48.0</text:p>
          </table:table-cell>
          <table:table-cell table:style-name="ce10"/>
          <table:table-cell table:style-name="ce10" table:formula="of:=['file:///C:/Users/Leizel/Downloads/CTE_Impacts_by_Grade_RDD_2007_2012.xlsx'#$Outcome_A.G$28]" office:value-type="float" office:value="47.11262">
            <text:p>47.1</text:p>
          </table:table-cell>
          <table:table-cell table:style-name="ce10"/>
          <table:table-cell table:style-name="ce10" table:formula="of:=['file:///C:/Users/Leizel/Downloads/CTE_Impacts_by_Grade_RDD_2007_2012.xlsx'#$Outcome_A.I$28]" office:value-type="float" office:value="0.90349">
            <text:p>0.9</text:p>
          </table:table-cell>
          <table:table-cell table:style-name="ce5" table:formula="of:=['file:///C:/Users/Leizel/Downloads/CTE_Impacts_by_Grade_RDD_2007_2012.xlsx'#$Outcome_A.J$28]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office:value-type="string">
            <text:p>Regents Diploma</text:p>
          </table:table-cell>
          <table:table-cell table:style-name="ce5" table:number-columns-repeated="2"/>
          <table:table-cell table:style-name="ce10" table:formula="of:=['file:///C:/Users/Leizel/Downloads/CTE_Impacts_by_Grade_RDD_2007_2012.xlsx'#$Outcome_A.E$37]" office:value-type="float" office:value="85.21251">
            <text:p>85.2</text:p>
          </table:table-cell>
          <table:table-cell table:style-name="ce10"/>
          <table:table-cell table:style-name="ce10" table:formula="of:=['file:///C:/Users/Leizel/Downloads/CTE_Impacts_by_Grade_RDD_2007_2012.xlsx'#$Outcome_A.G$37]" office:value-type="float" office:value="81.00988">
            <text:p>81.0</text:p>
          </table:table-cell>
          <table:table-cell table:style-name="ce10"/>
          <table:table-cell table:style-name="ce10" table:formula="of:=['file:///C:/Users/Leizel/Downloads/CTE_Impacts_by_Grade_RDD_2007_2012.xlsx'#$Outcome_A.I$37]" office:value-type="float" office:value="4.20264">
            <text:p>4.2</text:p>
          </table:table-cell>
          <table:table-cell table:style-name="ce5" table:formula="of:=['file:///C:/Users/Leizel/Downloads/CTE_Impacts_by_Grade_RDD_2007_2012.xlsx'#$Outcome_A.J$37]" office:value-type="string" office:string-value="*">
            <text:p>*</text:p>
          </table:table-cell>
          <table:table-cell table:number-columns-repeated="1014"/>
        </table:table-row>
        <table:table-row table:style-name="ro4">
          <table:table-cell table:style-name="ce6" table:number-columns-repeated="10"/>
          <table:table-cell table:number-columns-repeated="1014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2013-2017'.$A$1" table:cell-range-address="$'2007-2012'.$A$1:.$J$52" table:range-usable-as="print-range"/>
        </table:named-expressions>
      </table:table>
      <table:table table:name="'file:///C:/Users/Leizel/Downloads/CTE_Impacts_by_Grade_RCT_2013_2015.xlsx'#Contrast_D" table:print="false" table:style-name="ta_extref">
        <table:table-source xlink:type="simple" xlink:href="../../../../Downloads/CTE_Impacts_by_Grade_RCT_2013_2015.xlsx" table:table-name="Contrast_D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/>
          <table:table-cell table:style-name="ce1" office:value-type="string">
            <text:p>Assigned to CTE and Enrolled in Host High School</text:p>
          </table:table-cell>
          <table:table-cell table:number-columns-repeated="2"/>
          <table:table-cell table:style-name="ce1" office:value-type="float" office:value="83.60781">
            <text:p>83.60781</text:p>
          </table:table-cell>
          <table:table-cell/>
          <table:table-cell table:style-name="ce1" office:value-type="float" office:value="27.2508">
            <text:p>27.2508</text:p>
          </table:table-cell>
          <table:table-cell/>
          <table:table-cell table:style-name="ce1" office:value-type="float" office:value="56.35701">
            <text:p>56.35701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/>
          <table:table-cell table:style-name="ce1" office:value-type="string">
            <text:p>More than 6 CTE Credits</text:p>
          </table:table-cell>
          <table:table-cell table:number-columns-repeated="2"/>
          <table:table-cell table:style-name="ce1" office:value-type="float" office:value="59.97702">
            <text:p>59.97702</text:p>
          </table:table-cell>
          <table:table-cell/>
          <table:table-cell table:style-name="ce1" office:value-type="float" office:value="22.74384">
            <text:p>22.74384</text:p>
          </table:table-cell>
          <table:table-cell/>
          <table:table-cell table:style-name="ce1" office:value-type="float" office:value="37.23318">
            <text:p>37.23318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CT_2013_2015.xlsx'#Contrast_A" table:print="false" table:style-name="ta_extref">
        <table:table-source xlink:type="simple" xlink:href="../../../../Downloads/CTE_Impacts_by_Grade_RCT_2013_2015.xlsx" table:table-name="Contrast_A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 table:number-columns-repeated="4"/>
          <table:table-cell table:style-name="ce1" office:value-type="float" office:value="88.10732">
            <text:p>88.10732</text:p>
          </table:table-cell>
          <table:table-cell/>
          <table:table-cell table:style-name="ce1" office:value-type="float" office:value="26.32957">
            <text:p>26.32957</text:p>
          </table:table-cell>
          <table:table-cell/>
          <table:table-cell table:style-name="ce1" office:value-type="float" office:value="61.77775">
            <text:p>61.77775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 table:number-columns-repeated="4"/>
          <table:table-cell table:style-name="ce1" office:value-type="float" office:value="24.54677">
            <text:p>24.54677</text:p>
          </table:table-cell>
          <table:table-cell/>
          <table:table-cell table:style-name="ce1" office:value-type="float" office:value="16.13449">
            <text:p>16.13449</text:p>
          </table:table-cell>
          <table:table-cell/>
          <table:table-cell table:style-name="ce1" office:value-type="float" office:value="8.41228">
            <text:p>8.41228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CT_2013_2015.xlsx'#Intermediate_D" table:print="false" table:style-name="ta_extref">
        <table:table-source xlink:type="simple" xlink:href="../../../../Downloads/CTE_Impacts_by_Grade_RCT_2013_2015.xlsx" table:table-name="Intermediate_D" table:mode="copy-results-only"/>
        <table:table-column table:number-columns-repeated="10"/>
        <table:table-row table:number-rows-repeated="14">
          <table:table-cell table:number-columns-repeated="10"/>
        </table:table-row>
        <table:table-row>
          <table:table-cell/>
          <table:table-cell table:style-name="ce1" office:value-type="string">
            <text:p>OnTrack for Regents Diploma (%)</text:p>
          </table:table-cell>
          <table:table-cell table:number-columns-repeated="2"/>
          <table:table-cell table:style-name="ce1" office:value-type="float" office:value="65.68365">
            <text:p>65.68365</text:p>
          </table:table-cell>
          <table:table-cell/>
          <table:table-cell table:style-name="ce1" office:value-type="float" office:value="57.92093">
            <text:p>57.92093</text:p>
          </table:table-cell>
          <table:table-cell/>
          <table:table-cell table:style-name="ce1" office:value-type="float" office:value="7.76272">
            <text:p>7.76272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CT_2013_2015.xlsx'#Intermediate_A" table:print="false" table:style-name="ta_extref">
        <table:table-source xlink:type="simple" xlink:href="../../../../Downloads/CTE_Impacts_by_Grade_RCT_2013_2015.xlsx" table:table-name="Intermediate_A" table:mode="copy-results-only"/>
        <table:table-column table:number-columns-repeated="10"/>
        <table:table-row table:number-rows-repeated="14">
          <table:table-cell table:number-columns-repeated="10"/>
        </table:table-row>
        <table:table-row>
          <table:table-cell table:number-columns-repeated="4"/>
          <table:table-cell table:style-name="ce1" office:value-type="float" office:value="60.15228">
            <text:p>60.15228</text:p>
          </table:table-cell>
          <table:table-cell/>
          <table:table-cell table:style-name="ce1" office:value-type="float" office:value="54.68244">
            <text:p>54.68244</text:p>
          </table:table-cell>
          <table:table-cell/>
          <table:table-cell table:style-name="ce1" office:value-type="float" office:value="5.46985">
            <text:p>5.46985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CT_2013_2015.xlsx'#Outcome_D" table:print="false" table:style-name="ta_extref">
        <table:table-source xlink:type="simple" xlink:href="../../../../Downloads/CTE_Impacts_by_Grade_RCT_2013_2015.xlsx" table:table-name="Outcome_D" table:mode="copy-results-only"/>
        <table:table-column table:number-columns-repeated="10"/>
        <table:table-row table:number-rows-repeated="23">
          <table:table-cell table:number-columns-repeated="10"/>
        </table:table-row>
        <table:table-row>
          <table:table-cell/>
          <table:table-cell table:style-name="ce1" office:value-type="string">
            <text:p>Credits Earned  (a)</text:p>
          </table:table-cell>
        </table:table-row>
        <table:table-row>
          <table:table-cell table:number-columns-repeated="2"/>
          <table:table-cell table:style-name="ce1" office:value-type="string">
            <text:p>CTE Credits</text:p>
          </table:table-cell>
          <table:table-cell/>
          <table:table-cell table:style-name="ce1" office:value-type="float" office:value="6.06274">
            <text:p>6.06274</text:p>
          </table:table-cell>
          <table:table-cell/>
          <table:table-cell table:style-name="ce1" office:value-type="float" office:value="2.26993">
            <text:p>2.26993</text:p>
          </table:table-cell>
          <table:table-cell/>
          <table:table-cell table:style-name="ce1" office:value-type="float" office:value="3.79281">
            <text:p>3.79281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Academic Credits</text:p>
          </table:table-cell>
          <table:table-cell/>
          <table:table-cell table:style-name="ce1" office:value-type="float" office:value="28.5795">
            <text:p>28.5795</text:p>
          </table:table-cell>
          <table:table-cell/>
          <table:table-cell table:style-name="ce1" office:value-type="float" office:value="30.23265">
            <text:p>30.23265</text:p>
          </table:table-cell>
          <table:table-cell/>
          <table:table-cell table:style-name="ce1" office:value-type="float" office:value="-1.65315">
            <text:p>-1.65315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Other Credits</text:p>
          </table:table-cell>
          <table:table-cell/>
          <table:table-cell table:style-name="ce1" office:value-type="float" office:value="8.66659">
            <text:p>8.66659</text:p>
          </table:table-cell>
          <table:table-cell/>
          <table:table-cell table:style-name="ce1" office:value-type="float" office:value="9.09574">
            <text:p>9.09574</text:p>
          </table:table-cell>
          <table:table-cell/>
          <table:table-cell table:style-name="ce1" office:value-type="float" office:value="-0.42915">
            <text:p>-0.42915</text:p>
          </table:table-cell>
        </table:table-row>
        <table:table-row>
          <table:table-cell table:number-columns-repeated="2"/>
          <table:table-cell table:style-name="ce1" office:value-type="string">
            <text:p>Total Credits</text:p>
          </table:table-cell>
          <table:table-cell/>
          <table:table-cell table:style-name="ce1" office:value-type="float" office:value="43.30883">
            <text:p>43.30883</text:p>
          </table:table-cell>
          <table:table-cell/>
          <table:table-cell table:style-name="ce1" office:value-type="float" office:value="41.59832">
            <text:p>41.59832</text:p>
          </table:table-cell>
          <table:table-cell/>
          <table:table-cell table:style-name="ce1" office:value-type="float" office:value="1.7105">
            <text:p>1.7105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 table:number-columns-repeated="4"/>
          <table:table-cell table:style-name="ce1" office:value-type="float" office:value="75.53191">
            <text:p>75.53191</text:p>
          </table:table-cell>
          <table:table-cell/>
          <table:table-cell table:style-name="ce1" office:value-type="float" office:value="74.84198">
            <text:p>74.84198</text:p>
          </table:table-cell>
          <table:table-cell/>
          <table:table-cell table:style-name="ce1" office:value-type="float" office:value="0.68993">
            <text:p>0.68993</text:p>
          </table:table-cell>
        </table:table-row>
      </table:table>
      <table:table table:name="'file:///C:/Users/Leizel/Downloads/CTE_Impacts_by_Grade_RCT_2013_2015.xlsx'#Outcome_A" table:print="false" table:style-name="ta_extref">
        <table:table-source xlink:type="simple" xlink:href="../../../../Downloads/CTE_Impacts_by_Grade_RCT_2013_2015.xlsx" table:table-name="Outcome_A" table:mode="copy-results-only"/>
        <table:table-column table:number-columns-repeated="10"/>
        <table:table-row table:number-rows-repeated="24">
          <table:table-cell table:number-columns-repeated="10"/>
        </table:table-row>
        <table:table-row>
          <table:table-cell table:number-columns-repeated="4"/>
          <table:table-cell table:style-name="ce1" office:value-type="float" office:value="1.50419">
            <text:p>1.50419</text:p>
          </table:table-cell>
          <table:table-cell/>
          <table:table-cell table:style-name="ce1" office:value-type="float" office:value="2.0461">
            <text:p>2.0461</text:p>
          </table:table-cell>
          <table:table-cell/>
          <table:table-cell table:style-name="ce1" office:value-type="float" office:value="-0.54192">
            <text:p>-0.54192</text:p>
          </table:table-cell>
        </table:table-row>
        <table:table-row>
          <table:table-cell table:number-columns-repeated="4"/>
          <table:table-cell table:style-name="ce1" office:value-type="float" office:value="32.07229">
            <text:p>32.07229</text:p>
          </table:table-cell>
          <table:table-cell/>
          <table:table-cell table:style-name="ce1" office:value-type="float" office:value="31.17569">
            <text:p>31.17569</text:p>
          </table:table-cell>
          <table:table-cell/>
          <table:table-cell table:style-name="ce1" office:value-type="float" office:value="0.8966">
            <text:p>0.8966</text:p>
          </table:table-cell>
        </table:table-row>
        <table:table-row>
          <table:table-cell table:number-columns-repeated="4"/>
          <table:table-cell table:style-name="ce1" office:value-type="float" office:value="7.8569">
            <text:p>7.8569</text:p>
          </table:table-cell>
          <table:table-cell/>
          <table:table-cell table:style-name="ce1" office:value-type="float" office:value="8.50738">
            <text:p>8.50738</text:p>
          </table:table-cell>
          <table:table-cell/>
          <table:table-cell table:style-name="ce1" office:value-type="float" office:value="-0.65048">
            <text:p>-0.65048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4"/>
          <table:table-cell table:style-name="ce1" office:value-type="float" office:value="41.43337">
            <text:p>41.43337</text:p>
          </table:table-cell>
          <table:table-cell/>
          <table:table-cell table:style-name="ce1" office:value-type="float" office:value="41.72917">
            <text:p>41.72917</text:p>
          </table:table-cell>
          <table:table-cell/>
          <table:table-cell table:style-name="ce1" office:value-type="float" office:value="-0.2958">
            <text:p>-0.2958</text:p>
          </table:table-cell>
        </table:table-row>
        <table:table-row table:number-rows-repeated="9">
          <table:table-cell table:number-columns-repeated="10"/>
        </table:table-row>
        <table:table-row>
          <table:table-cell table:number-columns-repeated="4"/>
          <table:table-cell table:style-name="ce1" office:value-type="float" office:value="72.748">
            <text:p>72.748</text:p>
          </table:table-cell>
          <table:table-cell/>
          <table:table-cell table:style-name="ce1" office:value-type="float" office:value="71.50203">
            <text:p>71.50203</text:p>
          </table:table-cell>
          <table:table-cell/>
          <table:table-cell table:style-name="ce1" office:value-type="float" office:value="1.24597">
            <text:p>1.24597</text:p>
          </table:table-cell>
        </table:table-row>
      </table:table>
      <table:table table:name="'file:///C:/Users/Leizel/Downloads/CTE_Impacts_by_Grade_RDD_2013_2015.xlsx'#Contrast_D" table:print="false" table:style-name="ta_extref">
        <table:table-source xlink:type="simple" xlink:href="../../../../Downloads/CTE_Impacts_by_Grade_RDD_2013_2015.xlsx" table:table-name="Contrast_D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/>
          <table:table-cell table:style-name="ce1" office:value-type="string">
            <text:p>Assigned to CTE and Enrolled in Host High School</text:p>
          </table:table-cell>
          <table:table-cell table:number-columns-repeated="2"/>
          <table:table-cell table:style-name="ce1" office:value-type="float" office:value="89.52033">
            <text:p>89.52033</text:p>
          </table:table-cell>
          <table:table-cell/>
          <table:table-cell table:style-name="ce1" office:value-type="float" office:value="50.87524">
            <text:p>50.87524</text:p>
          </table:table-cell>
          <table:table-cell/>
          <table:table-cell table:style-name="ce1" office:value-type="float" office:value="38.6451">
            <text:p>38.6451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/>
          <table:table-cell table:style-name="ce1" office:value-type="string">
            <text:p>More than 6 CTE Credits</text:p>
          </table:table-cell>
          <table:table-cell table:number-columns-repeated="2"/>
          <table:table-cell table:style-name="ce1" office:value-type="float" office:value="77.05944">
            <text:p>77.05944</text:p>
          </table:table-cell>
          <table:table-cell/>
          <table:table-cell table:style-name="ce1" office:value-type="float" office:value="47.48254">
            <text:p>47.48254</text:p>
          </table:table-cell>
          <table:table-cell/>
          <table:table-cell table:style-name="ce1" office:value-type="float" office:value="29.5769">
            <text:p>29.5769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DD_2013_2015.xlsx'#Contrast_A" table:print="false" table:style-name="ta_extref">
        <table:table-source xlink:type="simple" xlink:href="../../../../Downloads/CTE_Impacts_by_Grade_RDD_2013_2015.xlsx" table:table-name="Contrast_A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/>
          <table:table-cell table:style-name="ce1" office:value-type="string">
            <text:p>Assigned to CTE and Enrolled in Host High School</text:p>
          </table:table-cell>
          <table:table-cell table:number-columns-repeated="2"/>
          <table:table-cell table:style-name="ce1" office:value-type="float" office:value="77.81437">
            <text:p>77.81437</text:p>
          </table:table-cell>
          <table:table-cell/>
          <table:table-cell table:style-name="ce1" office:value-type="float" office:value="40.17593">
            <text:p>40.17593</text:p>
          </table:table-cell>
          <table:table-cell/>
          <table:table-cell table:style-name="ce1" office:value-type="float" office:value="37.63844">
            <text:p>37.63844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/>
          <table:table-cell table:style-name="ce1" office:value-type="string">
            <text:p>More than 6 CTE Credits</text:p>
          </table:table-cell>
          <table:table-cell table:number-columns-repeated="2"/>
          <table:table-cell table:style-name="ce1" office:value-type="float" office:value="25.20958">
            <text:p>25.20958</text:p>
          </table:table-cell>
          <table:table-cell/>
          <table:table-cell table:style-name="ce1" office:value-type="float" office:value="21.62381">
            <text:p>21.62381</text:p>
          </table:table-cell>
          <table:table-cell/>
          <table:table-cell table:style-name="ce1" office:value-type="float" office:value="3.58577">
            <text:p>3.58577</text:p>
          </table:table-cell>
        </table:table-row>
      </table:table>
      <table:table table:name="'file:///C:/Users/Leizel/Downloads/CTE_Impacts_by_Grade_RDD_2013_2015.xlsx'#Intermediate_D" table:print="false" table:style-name="ta_extref">
        <table:table-source xlink:type="simple" xlink:href="../../../../Downloads/CTE_Impacts_by_Grade_RDD_2013_2015.xlsx" table:table-name="Intermediate_D" table:mode="copy-results-only"/>
        <table:table-column table:number-columns-repeated="9"/>
        <table:table-row table:number-rows-repeated="14">
          <table:table-cell table:number-columns-repeated="9"/>
        </table:table-row>
        <table:table-row>
          <table:table-cell/>
          <table:table-cell table:style-name="ce1" office:value-type="string">
            <text:p>OnTrack for Regents Diploma (%)</text:p>
          </table:table-cell>
          <table:table-cell table:number-columns-repeated="2"/>
          <table:table-cell table:style-name="ce1" office:value-type="float" office:value="85.97497">
            <text:p>85.97497</text:p>
          </table:table-cell>
          <table:table-cell/>
          <table:table-cell table:style-name="ce1" office:value-type="float" office:value="82.53607">
            <text:p>82.53607</text:p>
          </table:table-cell>
          <table:table-cell/>
          <table:table-cell table:style-name="ce1" office:value-type="float" office:value="3.4389">
            <text:p>3.4389</text:p>
          </table:table-cell>
        </table:table-row>
      </table:table>
      <table:table table:name="'file:///C:/Users/Leizel/Downloads/CTE_Impacts_by_Grade_RDD_2013_2015.xlsx'#Intermediate_A" table:print="false" table:style-name="ta_extref">
        <table:table-source xlink:type="simple" xlink:href="../../../../Downloads/CTE_Impacts_by_Grade_RDD_2013_2015.xlsx" table:table-name="Intermediate_A" table:mode="copy-results-only"/>
        <table:table-column table:number-columns-repeated="10"/>
        <table:table-row table:number-rows-repeated="14">
          <table:table-cell table:number-columns-repeated="10"/>
        </table:table-row>
        <table:table-row>
          <table:table-cell/>
          <table:table-cell table:style-name="ce1" office:value-type="string">
            <text:p>OnTrack for Regents Diploma (%)</text:p>
          </table:table-cell>
          <table:table-cell table:number-columns-repeated="2"/>
          <table:table-cell table:style-name="ce1" office:value-type="float" office:value="82.63473">
            <text:p>82.63473</text:p>
          </table:table-cell>
          <table:table-cell/>
          <table:table-cell table:style-name="ce1" office:value-type="float" office:value="77.85124">
            <text:p>77.85124</text:p>
          </table:table-cell>
          <table:table-cell/>
          <table:table-cell table:style-name="ce1" office:value-type="float" office:value="4.78349">
            <text:p>4.78349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DD_2013_2015.xlsx'#Outcome_D" table:print="false" table:style-name="ta_extref">
        <table:table-source xlink:type="simple" xlink:href="../../../../Downloads/CTE_Impacts_by_Grade_RDD_2013_2015.xlsx" table:table-name="Outcome_D" table:mode="copy-results-only"/>
        <table:table-column table:number-columns-repeated="10"/>
        <table:table-row table:number-rows-repeated="23">
          <table:table-cell table:number-columns-repeated="10"/>
        </table:table-row>
        <table:table-row>
          <table:table-cell/>
          <table:table-cell table:style-name="ce1" office:value-type="string">
            <text:p>Credits Earned  (a)</text:p>
          </table:table-cell>
        </table:table-row>
        <table:table-row>
          <table:table-cell table:number-columns-repeated="2"/>
          <table:table-cell table:style-name="ce1" office:value-type="string">
            <text:p>CTE Credits</text:p>
          </table:table-cell>
          <table:table-cell/>
          <table:table-cell table:style-name="ce1" office:value-type="float" office:value="11.83086">
            <text:p>11.83086</text:p>
          </table:table-cell>
          <table:table-cell/>
          <table:table-cell table:style-name="ce1" office:value-type="float" office:value="6.5282">
            <text:p>6.5282</text:p>
          </table:table-cell>
          <table:table-cell/>
          <table:table-cell table:style-name="ce1" office:value-type="float" office:value="5.30267">
            <text:p>5.30267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Academic Credits</text:p>
          </table:table-cell>
          <table:table-cell/>
          <table:table-cell table:style-name="ce1" office:value-type="float" office:value="32.40175">
            <text:p>32.40175</text:p>
          </table:table-cell>
          <table:table-cell/>
          <table:table-cell table:style-name="ce1" office:value-type="float" office:value="35.09425">
            <text:p>35.09425</text:p>
          </table:table-cell>
          <table:table-cell/>
          <table:table-cell table:style-name="ce1" office:value-type="float" office:value="-2.6925">
            <text:p>-2.6925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Other Credits</text:p>
          </table:table-cell>
          <table:table-cell/>
          <table:table-cell table:style-name="ce1" office:value-type="float" office:value="8.47386">
            <text:p>8.47386</text:p>
          </table:table-cell>
          <table:table-cell/>
          <table:table-cell table:style-name="ce1" office:value-type="float" office:value="9.17798">
            <text:p>9.17798</text:p>
          </table:table-cell>
          <table:table-cell/>
          <table:table-cell table:style-name="ce1" office:value-type="float" office:value="-0.70412">
            <text:p>-0.70412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Total Credits</text:p>
          </table:table-cell>
          <table:table-cell/>
          <table:table-cell table:style-name="ce1" office:value-type="float" office:value="52.70647">
            <text:p>52.70647</text:p>
          </table:table-cell>
          <table:table-cell/>
          <table:table-cell table:style-name="ce1" office:value-type="float" office:value="50.80043">
            <text:p>50.80043</text:p>
          </table:table-cell>
          <table:table-cell/>
          <table:table-cell table:style-name="ce1" office:value-type="float" office:value="1.90605">
            <text:p>1.90605</text:p>
          </table:table-cell>
        </table:table-row>
        <table:table-row table:number-rows-repeated="8">
          <table:table-cell table:number-columns-repeated="10"/>
        </table:table-row>
        <table:table-row>
          <table:table-cell table:number-columns-repeated="4"/>
          <table:table-cell table:style-name="ce1" office:value-type="float" office:value="91.99346">
            <text:p>91.99346</text:p>
          </table:table-cell>
          <table:table-cell/>
          <table:table-cell table:style-name="ce1" office:value-type="float" office:value="96.16828">
            <text:p>96.16828</text:p>
          </table:table-cell>
          <table:table-cell/>
          <table:table-cell table:style-name="ce1" office:value-type="float" office:value="-4.17482">
            <text:p>-4.17482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DD_2013_2015.xlsx'#Outcome_A" table:print="false" table:style-name="ta_extref">
        <table:table-source xlink:type="simple" xlink:href="../../../../Downloads/CTE_Impacts_by_Grade_RDD_2013_2015.xlsx" table:table-name="Outcome_A" table:mode="copy-results-only"/>
        <table:table-column table:number-columns-repeated="9"/>
        <table:table-row table:number-rows-repeated="23">
          <table:table-cell table:number-columns-repeated="9"/>
        </table:table-row>
        <table:table-row>
          <table:table-cell/>
          <table:table-cell table:style-name="ce1" office:value-type="string">
            <text:p>Credits Earned  (a)</text:p>
          </table:table-cell>
        </table:table-row>
        <table:table-row>
          <table:table-cell table:number-columns-repeated="2"/>
          <table:table-cell table:style-name="ce1" office:value-type="string">
            <text:p>CTE Credits</text:p>
          </table:table-cell>
          <table:table-cell/>
          <table:table-cell table:style-name="ce1" office:value-type="float" office:value="2.09383">
            <text:p>2.09383</text:p>
          </table:table-cell>
          <table:table-cell/>
          <table:table-cell table:style-name="ce1" office:value-type="float" office:value="2.07098">
            <text:p>2.07098</text:p>
          </table:table-cell>
          <table:table-cell/>
          <table:table-cell table:style-name="ce1" office:value-type="float" office:value="0.02285">
            <text:p>0.02285</text:p>
          </table:table-cell>
        </table:table-row>
        <table:table-row>
          <table:table-cell table:number-columns-repeated="2"/>
          <table:table-cell table:style-name="ce1" office:value-type="string">
            <text:p>Academic Credits</text:p>
          </table:table-cell>
          <table:table-cell/>
          <table:table-cell table:style-name="ce1" office:value-type="float" office:value="37.8022">
            <text:p>37.8022</text:p>
          </table:table-cell>
          <table:table-cell/>
          <table:table-cell table:style-name="ce1" office:value-type="float" office:value="37.74791">
            <text:p>37.74791</text:p>
          </table:table-cell>
          <table:table-cell/>
          <table:table-cell table:style-name="ce1" office:value-type="float" office:value="0.05428">
            <text:p>0.05428</text:p>
          </table:table-cell>
        </table:table-row>
        <table:table-row>
          <table:table-cell table:number-columns-repeated="2"/>
          <table:table-cell table:style-name="ce1" office:value-type="string">
            <text:p>Other Credits</text:p>
          </table:table-cell>
          <table:table-cell/>
          <table:table-cell table:style-name="ce1" office:value-type="float" office:value="8.29164">
            <text:p>8.29164</text:p>
          </table:table-cell>
          <table:table-cell/>
          <table:table-cell table:style-name="ce1" office:value-type="float" office:value="8.67166">
            <text:p>8.67166</text:p>
          </table:table-cell>
          <table:table-cell/>
          <table:table-cell table:style-name="ce1" office:value-type="float" office:value="-0.38002">
            <text:p>-0.38002</text:p>
          </table:table-cell>
        </table:table-row>
        <table:table-row>
          <table:table-cell table:number-columns-repeated="2"/>
          <table:table-cell table:style-name="ce1" office:value-type="string">
            <text:p>Total Credits</text:p>
          </table:table-cell>
          <table:table-cell/>
          <table:table-cell table:style-name="ce1" office:value-type="float" office:value="48.18767">
            <text:p>48.18767</text:p>
          </table:table-cell>
          <table:table-cell/>
          <table:table-cell table:style-name="ce1" office:value-type="float" office:value="48.49056">
            <text:p>48.49056</text:p>
          </table:table-cell>
          <table:table-cell/>
          <table:table-cell table:style-name="ce1" office:value-type="float" office:value="-0.30289">
            <text:p>-0.30289</text:p>
          </table:table-cell>
        </table:table-row>
        <table:table-row table:number-rows-repeated="8">
          <table:table-cell table:number-columns-repeated="9"/>
        </table:table-row>
        <table:table-row>
          <table:table-cell table:number-columns-repeated="4"/>
          <table:table-cell table:style-name="ce1" office:value-type="float" office:value="92.79231">
            <text:p>92.79231</text:p>
          </table:table-cell>
          <table:table-cell/>
          <table:table-cell table:style-name="ce1" office:value-type="float" office:value="92.95783">
            <text:p>92.95783</text:p>
          </table:table-cell>
          <table:table-cell/>
          <table:table-cell table:style-name="ce1" office:value-type="float" office:value="-0.16552">
            <text:p>-0.16552</text:p>
          </table:table-cell>
        </table:table-row>
      </table:table>
      <table:table table:name="'file:///C:/Users/Leizel/Downloads/CTE_Impacts_by_Grade_RCT_2007_2012.xlsx'#Contrast_D" table:print="false" table:style-name="ta_extref">
        <table:table-source xlink:type="simple" xlink:href="../../../../Downloads/CTE_Impacts_by_Grade_RCT_2007_2012.xlsx" table:table-name="Contrast_D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/>
          <table:table-cell table:style-name="ce1" office:value-type="string">
            <text:p>Assigned to CTE and Enrolled in Host High School</text:p>
          </table:table-cell>
          <table:table-cell table:number-columns-repeated="2"/>
          <table:table-cell table:style-name="ce1" office:value-type="float" office:value="84.96281">
            <text:p>84.96281</text:p>
          </table:table-cell>
          <table:table-cell/>
          <table:table-cell table:style-name="ce1" office:value-type="float" office:value="36.83368">
            <text:p>36.83368</text:p>
          </table:table-cell>
          <table:table-cell/>
          <table:table-cell table:style-name="ce1" office:value-type="float" office:value="48.12912">
            <text:p>48.12912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/>
          <table:table-cell table:style-name="ce1" office:value-type="string">
            <text:p>More than 6 CTE Credits</text:p>
          </table:table-cell>
          <table:table-cell table:number-columns-repeated="2"/>
          <table:table-cell table:style-name="ce1" office:value-type="float" office:value="50.74389">
            <text:p>50.74389</text:p>
          </table:table-cell>
          <table:table-cell/>
          <table:table-cell table:style-name="ce1" office:value-type="float" office:value="22.92746">
            <text:p>22.92746</text:p>
          </table:table-cell>
          <table:table-cell/>
          <table:table-cell table:style-name="ce1" office:value-type="float" office:value="27.81643">
            <text:p>27.81643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CT_2007_2012.xlsx'#Contrast_A" table:print="false" table:style-name="ta_extref">
        <table:table-source xlink:type="simple" xlink:href="../../../../Downloads/CTE_Impacts_by_Grade_RCT_2007_2012.xlsx" table:table-name="Contrast_A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 table:number-columns-repeated="4"/>
          <table:table-cell table:style-name="ce1" office:value-type="float" office:value="87.65971">
            <text:p>87.65971</text:p>
          </table:table-cell>
          <table:table-cell/>
          <table:table-cell table:style-name="ce1" office:value-type="float" office:value="35.21953">
            <text:p>35.21953</text:p>
          </table:table-cell>
          <table:table-cell/>
          <table:table-cell table:style-name="ce1" office:value-type="float" office:value="52.44017">
            <text:p>52.44017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 table:number-columns-repeated="4"/>
          <table:table-cell table:style-name="ce1" office:value-type="float" office:value="47.36678">
            <text:p>47.36678</text:p>
          </table:table-cell>
          <table:table-cell/>
          <table:table-cell table:style-name="ce1" office:value-type="float" office:value="49.22709">
            <text:p>49.22709</text:p>
          </table:table-cell>
          <table:table-cell/>
          <table:table-cell table:style-name="ce1" office:value-type="float" office:value="-1.86031">
            <text:p>-1.86031</text:p>
          </table:table-cell>
        </table:table-row>
      </table:table>
      <table:table table:name="'file:///C:/Users/Leizel/Downloads/CTE_Impacts_by_Grade_RCT_2007_2012.xlsx'#Intermediate_D" table:print="false" table:style-name="ta_extref">
        <table:table-source xlink:type="simple" xlink:href="../../../../Downloads/CTE_Impacts_by_Grade_RCT_2007_2012.xlsx" table:table-name="Intermediate_D" table:mode="copy-results-only"/>
        <table:table-column table:number-columns-repeated="9"/>
        <table:table-row table:number-rows-repeated="14">
          <table:table-cell table:number-columns-repeated="9"/>
        </table:table-row>
        <table:table-row>
          <table:table-cell/>
          <table:table-cell table:style-name="ce1" office:value-type="string">
            <text:p>OnTrack for Regents Diploma (%)</text:p>
          </table:table-cell>
          <table:table-cell table:number-columns-repeated="2"/>
          <table:table-cell table:style-name="ce1" office:value-type="float" office:value="44.31456">
            <text:p>44.31456</text:p>
          </table:table-cell>
          <table:table-cell/>
          <table:table-cell table:style-name="ce1" office:value-type="float" office:value="45.6364">
            <text:p>45.6364</text:p>
          </table:table-cell>
          <table:table-cell/>
          <table:table-cell table:style-name="ce1" office:value-type="float" office:value="-1.32184">
            <text:p>-1.32184</text:p>
          </table:table-cell>
        </table:table-row>
      </table:table>
      <table:table table:name="'file:///C:/Users/Leizel/Downloads/CTE_Impacts_by_Grade_RCT_2007_2012.xlsx'#Intermediate_A" table:print="false" table:style-name="ta_extref">
        <table:table-source xlink:type="simple" xlink:href="../../../../Downloads/CTE_Impacts_by_Grade_RCT_2007_2012.xlsx" table:table-name="Intermediate_A" table:mode="copy-results-only"/>
        <table:table-column table:number-columns-repeated="9"/>
        <table:table-row table:number-rows-repeated="14">
          <table:table-cell table:number-columns-repeated="9"/>
        </table:table-row>
        <table:table-row>
          <table:table-cell table:number-columns-repeated="4"/>
          <table:table-cell table:style-name="ce1" office:value-type="float" office:value="45.40355">
            <text:p>45.40355</text:p>
          </table:table-cell>
          <table:table-cell/>
          <table:table-cell table:style-name="ce1" office:value-type="float" office:value="46.65732">
            <text:p>46.65732</text:p>
          </table:table-cell>
          <table:table-cell/>
          <table:table-cell table:style-name="ce1" office:value-type="float" office:value="-1.25377">
            <text:p>-1.25377</text:p>
          </table:table-cell>
        </table:table-row>
      </table:table>
      <table:table table:name="'file:///C:/Users/Leizel/Downloads/CTE_Impacts_by_Grade_RCT_2007_2012.xlsx'#Outcome_D" table:print="false" table:style-name="ta_extref">
        <table:table-source xlink:type="simple" xlink:href="../../../../Downloads/CTE_Impacts_by_Grade_RCT_2007_2012.xlsx" table:table-name="Outcome_D" table:mode="copy-results-only"/>
        <table:table-column table:number-columns-repeated="10"/>
        <table:table-row table:number-rows-repeated="23">
          <table:table-cell table:number-columns-repeated="10"/>
        </table:table-row>
        <table:table-row>
          <table:table-cell/>
          <table:table-cell table:style-name="ce1" office:value-type="string">
            <text:p>Credits Earned  (a)</text:p>
          </table:table-cell>
        </table:table-row>
        <table:table-row>
          <table:table-cell table:number-columns-repeated="2"/>
          <table:table-cell table:style-name="ce1" office:value-type="string">
            <text:p>CTE Credits</text:p>
          </table:table-cell>
          <table:table-cell/>
          <table:table-cell table:style-name="ce1" office:value-type="float" office:value="7.63922">
            <text:p>7.63922</text:p>
          </table:table-cell>
          <table:table-cell/>
          <table:table-cell table:style-name="ce1" office:value-type="float" office:value="3.10601">
            <text:p>3.10601</text:p>
          </table:table-cell>
          <table:table-cell/>
          <table:table-cell table:style-name="ce1" office:value-type="float" office:value="4.53321">
            <text:p>4.53321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Academic Credits</text:p>
          </table:table-cell>
          <table:table-cell/>
          <table:table-cell table:style-name="ce1" office:value-type="float" office:value="24.69587">
            <text:p>24.69587</text:p>
          </table:table-cell>
          <table:table-cell/>
          <table:table-cell table:style-name="ce1" office:value-type="float" office:value="28.11546">
            <text:p>28.11546</text:p>
          </table:table-cell>
          <table:table-cell/>
          <table:table-cell table:style-name="ce1" office:value-type="float" office:value="-3.41959">
            <text:p>-3.41959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Other Credits</text:p>
          </table:table-cell>
          <table:table-cell/>
          <table:table-cell table:style-name="ce1" office:value-type="float" office:value="6.90978">
            <text:p>6.90978</text:p>
          </table:table-cell>
          <table:table-cell/>
          <table:table-cell table:style-name="ce1" office:value-type="float" office:value="8.09238">
            <text:p>8.09238</text:p>
          </table:table-cell>
          <table:table-cell/>
          <table:table-cell table:style-name="ce1" office:value-type="float" office:value="-1.1826">
            <text:p>-1.1826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Total Credits</text:p>
          </table:table-cell>
          <table:table-cell/>
          <table:table-cell table:style-name="ce1" office:value-type="float" office:value="39.24487">
            <text:p>39.24487</text:p>
          </table:table-cell>
          <table:table-cell/>
          <table:table-cell table:style-name="ce1" office:value-type="float" office:value="39.31385">
            <text:p>39.31385</text:p>
          </table:table-cell>
          <table:table-cell/>
          <table:table-cell table:style-name="ce1" office:value-type="float" office:value="-0.06898">
            <text:p>-0.06898</text:p>
          </table:table-cell>
        </table:table-row>
        <table:table-row table:number-rows-repeated="8">
          <table:table-cell table:number-columns-repeated="10"/>
        </table:table-row>
        <table:table-row>
          <table:table-cell table:number-columns-repeated="4"/>
          <table:table-cell table:style-name="ce1" office:value-type="float" office:value="50.12392">
            <text:p>50.12392</text:p>
          </table:table-cell>
          <table:table-cell/>
          <table:table-cell table:style-name="ce1" office:value-type="float" office:value="53.19077">
            <text:p>53.19077</text:p>
          </table:table-cell>
          <table:table-cell/>
          <table:table-cell table:style-name="ce1" office:value-type="float" office:value="-3.06686">
            <text:p>-3.06686</text:p>
          </table:table-cell>
        </table:table-row>
      </table:table>
      <table:table table:name="'file:///C:/Users/Leizel/Downloads/CTE_Impacts_by_Grade_RCT_2007_2012.xlsx'#Outcome_A" table:print="false" table:style-name="ta_extref">
        <table:table-source xlink:type="simple" xlink:href="../../../../Downloads/CTE_Impacts_by_Grade_RCT_2007_2012.xlsx" table:table-name="Outcome_A" table:mode="copy-results-only"/>
        <table:table-column table:number-columns-repeated="10"/>
        <table:table-row table:number-rows-repeated="24">
          <table:table-cell table:number-columns-repeated="10"/>
        </table:table-row>
        <table:table-row>
          <table:table-cell table:number-columns-repeated="4"/>
          <table:table-cell table:style-name="ce1" office:value-type="float" office:value="2.04583">
            <text:p>2.04583</text:p>
          </table:table-cell>
          <table:table-cell/>
          <table:table-cell table:style-name="ce1" office:value-type="float" office:value="2.09731">
            <text:p>2.09731</text:p>
          </table:table-cell>
          <table:table-cell/>
          <table:table-cell table:style-name="ce1" office:value-type="float" office:value="-0.05148">
            <text:p>-0.05148</text:p>
          </table:table-cell>
        </table:table-row>
        <table:table-row>
          <table:table-cell table:number-columns-repeated="4"/>
          <table:table-cell table:style-name="ce1" office:value-type="float" office:value="27.79517">
            <text:p>27.79517</text:p>
          </table:table-cell>
          <table:table-cell/>
          <table:table-cell table:style-name="ce1" office:value-type="float" office:value="29.16004">
            <text:p>29.16004</text:p>
          </table:table-cell>
          <table:table-cell/>
          <table:table-cell table:style-name="ce1" office:value-type="float" office:value="-1.36487">
            <text:p>-1.36487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4"/>
          <table:table-cell table:style-name="ce1" office:value-type="float" office:value="7.54959">
            <text:p>7.54959</text:p>
          </table:table-cell>
          <table:table-cell/>
          <table:table-cell table:style-name="ce1" office:value-type="float" office:value="8.40451">
            <text:p>8.40451</text:p>
          </table:table-cell>
          <table:table-cell/>
          <table:table-cell table:style-name="ce1" office:value-type="float" office:value="-0.85492">
            <text:p>-0.85492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4"/>
          <table:table-cell table:style-name="ce1" office:value-type="float" office:value="37.3906">
            <text:p>37.3906</text:p>
          </table:table-cell>
          <table:table-cell/>
          <table:table-cell table:style-name="ce1" office:value-type="float" office:value="39.66186">
            <text:p>39.66186</text:p>
          </table:table-cell>
          <table:table-cell/>
          <table:table-cell table:style-name="ce1" office:value-type="float" office:value="-2.27127">
            <text:p>-2.27127</text:p>
          </table:table-cell>
          <table:table-cell table:style-name="ce1" office:value-type="string">
            <text:p>*</text:p>
          </table:table-cell>
        </table:table-row>
        <table:table-row table:number-rows-repeated="8">
          <table:table-cell table:number-columns-repeated="10"/>
        </table:table-row>
        <table:table-row>
          <table:table-cell table:number-columns-repeated="4"/>
          <table:table-cell table:style-name="ce1" office:value-type="float" office:value="54.81156">
            <text:p>54.81156</text:p>
          </table:table-cell>
          <table:table-cell/>
          <table:table-cell table:style-name="ce1" office:value-type="float" office:value="58.50411">
            <text:p>58.50411</text:p>
          </table:table-cell>
          <table:table-cell/>
          <table:table-cell table:style-name="ce1" office:value-type="float" office:value="-3.69255">
            <text:p>-3.69255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DD_2007_2012.xlsx'#Contrast_D" table:print="false" table:style-name="ta_extref">
        <table:table-source xlink:type="simple" xlink:href="../../../../Downloads/CTE_Impacts_by_Grade_RDD_2007_2012.xlsx" table:table-name="Contrast_D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/>
          <table:table-cell table:style-name="ce1" office:value-type="string">
            <text:p>Assigned to CTE and Enrolled in Host High School</text:p>
          </table:table-cell>
          <table:table-cell table:number-columns-repeated="2"/>
          <table:table-cell table:style-name="ce1" office:value-type="float" office:value="92.66684">
            <text:p>92.66684</text:p>
          </table:table-cell>
          <table:table-cell/>
          <table:table-cell table:style-name="ce1" office:value-type="float" office:value="54.0322">
            <text:p>54.0322</text:p>
          </table:table-cell>
          <table:table-cell/>
          <table:table-cell table:style-name="ce1" office:value-type="float" office:value="38.63465">
            <text:p>38.63465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/>
          <table:table-cell table:style-name="ce1" office:value-type="string">
            <text:p>More than 6 CTE Credits</text:p>
          </table:table-cell>
          <table:table-cell table:number-columns-repeated="2"/>
          <table:table-cell table:style-name="ce1" office:value-type="float" office:value="76.76075">
            <text:p>76.76075</text:p>
          </table:table-cell>
          <table:table-cell/>
          <table:table-cell table:style-name="ce1" office:value-type="float" office:value="47.8919">
            <text:p>47.8919</text:p>
          </table:table-cell>
          <table:table-cell/>
          <table:table-cell table:style-name="ce1" office:value-type="float" office:value="28.86885">
            <text:p>28.86885</text:p>
          </table:table-cell>
          <table:table-cell table:style-name="ce1" office:value-type="string">
            <text:p>*</text:p>
          </table:table-cell>
        </table:table-row>
      </table:table>
      <table:table table:name="'file:///C:/Users/Leizel/Downloads/CTE_Impacts_by_Grade_RDD_2007_2012.xlsx'#Contrast_A" table:print="false" table:style-name="ta_extref">
        <table:table-source xlink:type="simple" xlink:href="../../../../Downloads/CTE_Impacts_by_Grade_RDD_2007_2012.xlsx" table:table-name="Contrast_A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/>
          <table:table-cell table:style-name="ce1" office:value-type="string">
            <text:p>Assigned to CTE and Enrolled in Host High School</text:p>
          </table:table-cell>
          <table:table-cell table:number-columns-repeated="2"/>
          <table:table-cell table:style-name="ce1" office:value-type="float" office:value="87.48068">
            <text:p>87.48068</text:p>
          </table:table-cell>
          <table:table-cell/>
          <table:table-cell table:style-name="ce1" office:value-type="float" office:value="43.21165">
            <text:p>43.21165</text:p>
          </table:table-cell>
          <table:table-cell/>
          <table:table-cell table:style-name="ce1" office:value-type="float" office:value="44.26903">
            <text:p>44.26903</text:p>
          </table:table-cell>
          <table:table-cell table:style-name="ce1" office:value-type="string">
            <text:p>*</text:p>
          </table:table-cell>
        </table:table-row>
        <table:table-row table:number-rows-repeated="9">
          <table:table-cell table:number-columns-repeated="10"/>
        </table:table-row>
        <table:table-row>
          <table:table-cell/>
          <table:table-cell table:style-name="ce1" office:value-type="string">
            <text:p>More than 6 CTE Credits</text:p>
          </table:table-cell>
          <table:table-cell table:number-columns-repeated="2"/>
          <table:table-cell table:style-name="ce1" office:value-type="float" office:value="26.71303">
            <text:p>26.71303</text:p>
          </table:table-cell>
          <table:table-cell/>
          <table:table-cell table:style-name="ce1" office:value-type="float" office:value="22.90159">
            <text:p>22.90159</text:p>
          </table:table-cell>
          <table:table-cell/>
          <table:table-cell table:style-name="ce1" office:value-type="float" office:value="3.81144">
            <text:p>3.81144</text:p>
          </table:table-cell>
        </table:table-row>
      </table:table>
      <table:table table:name="'file:///C:/Users/Leizel/Downloads/CTE_Impacts_by_Grade_RDD_2007_2012.xlsx'#Intermediate_D" table:print="false" table:style-name="ta_extref">
        <table:table-source xlink:type="simple" xlink:href="../../../../Downloads/CTE_Impacts_by_Grade_RDD_2007_2012.xlsx" table:table-name="Intermediate_D" table:mode="copy-results-only"/>
        <table:table-column table:number-columns-repeated="9"/>
        <table:table-row table:number-rows-repeated="14">
          <table:table-cell table:number-columns-repeated="9"/>
        </table:table-row>
        <table:table-row>
          <table:table-cell/>
          <table:table-cell table:style-name="ce1" office:value-type="string">
            <text:p>OnTrack for Regents Diploma (%)</text:p>
          </table:table-cell>
          <table:table-cell table:number-columns-repeated="2"/>
          <table:table-cell table:style-name="ce1" office:value-type="float" office:value="82.53759">
            <text:p>82.53759</text:p>
          </table:table-cell>
          <table:table-cell/>
          <table:table-cell table:style-name="ce1" office:value-type="float" office:value="80.16961">
            <text:p>80.16961</text:p>
          </table:table-cell>
          <table:table-cell/>
          <table:table-cell table:style-name="ce1" office:value-type="float" office:value="2.36798">
            <text:p>2.36798</text:p>
          </table:table-cell>
        </table:table-row>
      </table:table>
      <table:table table:name="'file:///C:/Users/Leizel/Downloads/CTE_Impacts_by_Grade_RDD_2007_2012.xlsx'#Intermediate_A" table:print="false" table:style-name="ta_extref">
        <table:table-source xlink:type="simple" xlink:href="../../../../Downloads/CTE_Impacts_by_Grade_RDD_2007_2012.xlsx" table:table-name="Intermediate_A" table:mode="copy-results-only"/>
        <table:table-column table:number-columns-repeated="9"/>
        <table:table-row table:number-rows-repeated="14">
          <table:table-cell table:number-columns-repeated="9"/>
        </table:table-row>
        <table:table-row>
          <table:table-cell/>
          <table:table-cell table:style-name="ce1" office:value-type="string">
            <text:p>OnTrack for Regents Diploma (%)</text:p>
          </table:table-cell>
          <table:table-cell table:number-columns-repeated="2"/>
          <table:table-cell table:style-name="ce1" office:value-type="float" office:value="73.02937">
            <text:p>73.02937</text:p>
          </table:table-cell>
          <table:table-cell/>
          <table:table-cell table:style-name="ce1" office:value-type="float" office:value="69.15268">
            <text:p>69.15268</text:p>
          </table:table-cell>
          <table:table-cell/>
          <table:table-cell table:style-name="ce1" office:value-type="float" office:value="3.87669">
            <text:p>3.87669</text:p>
          </table:table-cell>
        </table:table-row>
      </table:table>
      <table:table table:name="'file:///C:/Users/Leizel/Downloads/CTE_Impacts_by_Grade_RDD_2007_2012.xlsx'#Outcome_D" table:print="false" table:style-name="ta_extref">
        <table:table-source xlink:type="simple" xlink:href="../../../../Downloads/CTE_Impacts_by_Grade_RDD_2007_2012.xlsx" table:table-name="Outcome_D" table:mode="copy-results-only"/>
        <table:table-column table:number-columns-repeated="10"/>
        <table:table-row table:number-rows-repeated="23">
          <table:table-cell table:number-columns-repeated="10"/>
        </table:table-row>
        <table:table-row>
          <table:table-cell/>
          <table:table-cell table:style-name="ce1" office:value-type="string">
            <text:p>Credits Earned  (a)</text:p>
          </table:table-cell>
        </table:table-row>
        <table:table-row>
          <table:table-cell table:number-columns-repeated="2"/>
          <table:table-cell table:style-name="ce1" office:value-type="string">
            <text:p>CTE Credits</text:p>
          </table:table-cell>
          <table:table-cell/>
          <table:table-cell table:style-name="ce1" office:value-type="float" office:value="11.66711">
            <text:p>11.66711</text:p>
          </table:table-cell>
          <table:table-cell/>
          <table:table-cell table:style-name="ce1" office:value-type="float" office:value="7.21182">
            <text:p>7.21182</text:p>
          </table:table-cell>
          <table:table-cell/>
          <table:table-cell table:style-name="ce1" office:value-type="float" office:value="4.45529">
            <text:p>4.45529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Academic Credits</text:p>
          </table:table-cell>
          <table:table-cell/>
          <table:table-cell table:style-name="ce1" office:value-type="float" office:value="31.63051">
            <text:p>31.63051</text:p>
          </table:table-cell>
          <table:table-cell/>
          <table:table-cell table:style-name="ce1" office:value-type="float" office:value="34.5665">
            <text:p>34.5665</text:p>
          </table:table-cell>
          <table:table-cell/>
          <table:table-cell table:style-name="ce1" office:value-type="float" office:value="-2.93599">
            <text:p>-2.93599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Other Credits</text:p>
          </table:table-cell>
          <table:table-cell/>
          <table:table-cell table:style-name="ce1" office:value-type="float" office:value="8.14512">
            <text:p>8.14512</text:p>
          </table:table-cell>
          <table:table-cell/>
          <table:table-cell table:style-name="ce1" office:value-type="float" office:value="9.19196">
            <text:p>9.19196</text:p>
          </table:table-cell>
          <table:table-cell/>
          <table:table-cell table:style-name="ce1" office:value-type="float" office:value="-1.04684">
            <text:p>-1.04684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Total Credits</text:p>
          </table:table-cell>
          <table:table-cell/>
          <table:table-cell table:style-name="ce1" office:value-type="float" office:value="51.44274">
            <text:p>51.44274</text:p>
          </table:table-cell>
          <table:table-cell/>
          <table:table-cell table:style-name="ce1" office:value-type="float" office:value="50.97028">
            <text:p>50.97028</text:p>
          </table:table-cell>
          <table:table-cell/>
          <table:table-cell table:style-name="ce1" office:value-type="float" office:value="0.47246">
            <text:p>0.47246</text:p>
          </table:table-cell>
        </table:table-row>
        <table:table-row table:number-rows-repeated="8">
          <table:table-cell table:number-columns-repeated="10"/>
        </table:table-row>
        <table:table-row>
          <table:table-cell table:number-columns-repeated="4"/>
          <table:table-cell table:style-name="ce1" office:value-type="float" office:value="83.82479">
            <text:p>83.82479</text:p>
          </table:table-cell>
          <table:table-cell/>
          <table:table-cell table:style-name="ce1" office:value-type="float" office:value="85.2377">
            <text:p>85.2377</text:p>
          </table:table-cell>
          <table:table-cell/>
          <table:table-cell table:style-name="ce1" office:value-type="float" office:value="-1.4129">
            <text:p>-1.4129</text:p>
          </table:table-cell>
        </table:table-row>
      </table:table>
      <table:table table:name="'file:///C:/Users/Leizel/Downloads/CTE_Impacts_by_Grade_RDD_2007_2012.xlsx'#Outcome_A" table:print="false" table:style-name="ta_extref">
        <table:table-source xlink:type="simple" xlink:href="../../../../Downloads/CTE_Impacts_by_Grade_RDD_2007_2012.xlsx" table:table-name="Outcome_A" table:mode="copy-results-only"/>
        <table:table-column table:number-columns-repeated="10"/>
        <table:table-row table:number-rows-repeated="23">
          <table:table-cell table:number-columns-repeated="10"/>
        </table:table-row>
        <table:table-row>
          <table:table-cell/>
          <table:table-cell table:style-name="ce1" office:value-type="string">
            <text:p>Credits Earned  (a)</text:p>
          </table:table-cell>
        </table:table-row>
        <table:table-row>
          <table:table-cell table:number-columns-repeated="2"/>
          <table:table-cell table:style-name="ce1" office:value-type="string">
            <text:p>CTE Credits</text:p>
          </table:table-cell>
          <table:table-cell/>
          <table:table-cell table:style-name="ce1" office:value-type="float" office:value="2.48464">
            <text:p>2.48464</text:p>
          </table:table-cell>
          <table:table-cell/>
          <table:table-cell table:style-name="ce1" office:value-type="float" office:value="2.54861">
            <text:p>2.54861</text:p>
          </table:table-cell>
          <table:table-cell/>
          <table:table-cell table:style-name="ce1" office:value-type="float" office:value="-0.06398">
            <text:p>-0.06398</text:p>
          </table:table-cell>
        </table:table-row>
        <table:table-row>
          <table:table-cell table:number-columns-repeated="2"/>
          <table:table-cell table:style-name="ce1" office:value-type="string">
            <text:p>Academic Credits</text:p>
          </table:table-cell>
          <table:table-cell/>
          <table:table-cell table:style-name="ce1" office:value-type="float" office:value="36.89005">
            <text:p>36.89005</text:p>
          </table:table-cell>
          <table:table-cell/>
          <table:table-cell table:style-name="ce1" office:value-type="float" office:value="35.65459">
            <text:p>35.65459</text:p>
          </table:table-cell>
          <table:table-cell/>
          <table:table-cell table:style-name="ce1" office:value-type="float" office:value="1.23546">
            <text:p>1.23546</text:p>
          </table:table-cell>
          <table:table-cell table:style-name="ce1" office:value-type="string">
            <text:p>*</text:p>
          </table:table-cell>
        </table:table-row>
        <table:table-row>
          <table:table-cell table:number-columns-repeated="2"/>
          <table:table-cell table:style-name="ce1" office:value-type="string">
            <text:p>Other Credits</text:p>
          </table:table-cell>
          <table:table-cell/>
          <table:table-cell table:style-name="ce1" office:value-type="float" office:value="8.64143">
            <text:p>8.64143</text:p>
          </table:table-cell>
          <table:table-cell/>
          <table:table-cell table:style-name="ce1" office:value-type="float" office:value="8.90941">
            <text:p>8.90941</text:p>
          </table:table-cell>
          <table:table-cell/>
          <table:table-cell table:style-name="ce1" office:value-type="float" office:value="-0.26799">
            <text:p>-0.26799</text:p>
          </table:table-cell>
        </table:table-row>
        <table:table-row>
          <table:table-cell table:number-columns-repeated="2"/>
          <table:table-cell table:style-name="ce1" office:value-type="string">
            <text:p>Total Credits</text:p>
          </table:table-cell>
          <table:table-cell/>
          <table:table-cell table:style-name="ce1" office:value-type="float" office:value="48.01611">
            <text:p>48.01611</text:p>
          </table:table-cell>
          <table:table-cell/>
          <table:table-cell table:style-name="ce1" office:value-type="float" office:value="47.11262">
            <text:p>47.11262</text:p>
          </table:table-cell>
          <table:table-cell/>
          <table:table-cell table:style-name="ce1" office:value-type="float" office:value="0.90349">
            <text:p>0.90349</text:p>
          </table:table-cell>
        </table:table-row>
        <table:table-row table:number-rows-repeated="8">
          <table:table-cell table:number-columns-repeated="10"/>
        </table:table-row>
        <table:table-row>
          <table:table-cell table:number-columns-repeated="4"/>
          <table:table-cell table:style-name="ce1" office:value-type="float" office:value="85.21251">
            <text:p>85.21251</text:p>
          </table:table-cell>
          <table:table-cell/>
          <table:table-cell table:style-name="ce1" office:value-type="float" office:value="81.00988">
            <text:p>81.00988</text:p>
          </table:table-cell>
          <table:table-cell/>
          <table:table-cell table:style-name="ce1" office:value-type="float" office:value="4.20264">
            <text:p>4.20264</text:p>
          </table:table-cell>
          <table:table-cell table:style-name="ce1" office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2">11/02/2020</text:date>, <text:time>14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3-2017" style:display-name="PageStyle_2013-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7-2012" style:display-name="PageStyle_2007-2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2T14:33:07.20</dc:date>
    <dc:creator>William Spagnola</dc:creator>
    <meta:document-statistic meta:table-count="2" meta:cell-count="350" meta:object-count="0"/>
    <meta:generator>OpenOffice/4.1.7$Win32 OpenOffice.org_project/417m1$Build-9800</meta:generator>
  </office:meta>
</office:document-meta>
</file>